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73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5.29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24.09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3.76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33.16mm"/>
    </style:style>
    <style:style style:name="co19" style:family="table-column">
      <style:table-column-properties fo:break-before="auto" style:column-width="57.04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69.87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4.18mm" fo:break-before="auto" style:use-optimal-row-height="false"/>
    </style:style>
    <style:style style:name="ro8" style:family="table-row">
      <style:table-row-properties style:row-height="5.72mm" fo:break-before="auto" style:use-optimal-row-height="true"/>
    </style:style>
    <style:style style:name="ro9" style:family="table-row">
      <style:table-row-properties style:row-height="3.97mm" fo:break-before="auto" style:use-optimal-row-height="false"/>
    </style:style>
    <style:style style:name="ro10" style:family="table-row">
      <style:table-row-properties style:row-height="2.65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一般_5f_WESRB00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4" table:default-cell-style-name="ce16"/>
        <table:table-column table:style-name="co5" table:number-columns-repeated="8" table:default-cell-style-name="ce16"/>
        <table:table-column table:style-name="co6" table:default-cell-style-name="ce15"/>
        <table:table-column table:style-name="co7" table:default-cell-style-name="ce16"/>
        <table:table-column table:style-name="co8" table:default-cell-style-name="ce16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0年(西元1991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/>
            <table:table-cell table:style-name="ce43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" calcext:value-type="float">
              <text:p>1</text:p>
            </table:table-cell>
            <table:table-cell table:style-name="ce44" office:value-type="float" office:value="2" calcext:value-type="float">
              <text:p>2</text:p>
            </table:table-cell>
            <table:table-cell table:style-name="ce44" office:value-type="float" office:value="3" calcext:value-type="float">
              <text:p>3</text:p>
            </table:table-cell>
            <table:table-cell table:style-name="ce44" office:value-type="float" office:value="4" calcext:value-type="float">
              <text:p>4</text:p>
            </table:table-cell>
            <table:table-cell table:style-name="ce44" office:value-type="float" office:value="5" calcext:value-type="float">
              <text:p>5</text:p>
            </table:table-cell>
            <table:table-cell table:style-name="ce44" office:value-type="float" office:value="6" calcext:value-type="float">
              <text:p>6</text:p>
            </table:table-cell>
            <table:table-cell table:style-name="ce44" office:value-type="float" office:value="7" calcext:value-type="float">
              <text:p>7</text:p>
            </table:table-cell>
            <table:table-cell table:style-name="ce44" office:value-type="float" office:value="8" calcext:value-type="float">
              <text:p>8</text:p>
            </table:table-cell>
            <table:table-cell table:style-name="ce44" office:value-type="float" office:value="9" calcext:value-type="float">
              <text:p>9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煤及煤產品</text:p>
            </table:table-cell>
            <table:table-cell table:style-name="ce45" office:value-type="string" calcext:value-type="string">
              <text:p>煙煤-煉焦煤</text:p>
            </table:table-cell>
            <table:table-cell table:style-name="ce45" office:value-type="string" calcext:value-type="string">
              <text:p>煙煤-燃料煤</text:p>
            </table:table-cell>
            <table:table-cell table:style-name="ce45" office:value-type="string" calcext:value-type="string">
              <text:p>無煙煤</text:p>
            </table:table-cell>
            <table:table-cell table:style-name="ce45" office:value-type="string" calcext:value-type="string">
              <text:p>亞煙煤</text:p>
            </table:table-cell>
            <table:table-cell table:style-name="ce45" office:value-type="string" calcext:value-type="string">
              <text:p>褐煤</text:p>
            </table:table-cell>
            <table:table-cell table:style-name="ce45" office:value-type="string" calcext:value-type="string">
              <text:p>泥煤</text:p>
            </table:table-cell>
            <table:table-cell table:style-name="ce45" office:value-type="string" calcext:value-type="string">
              <text:p>焦炭</text:p>
            </table:table-cell>
            <table:table-cell table:style-name="ce45" office:value-type="string" calcext:value-type="string">
              <text:p>煤球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al and Coal</text:p>
            </table:table-cell>
            <table:table-cell table:number-columns-repeated="2" table:style-name="ce46" office:value-type="string" calcext:value-type="string">
              <text:p>Bituminous Coal-</text:p>
            </table:table-cell>
            <table:table-cell table:style-name="ce46" office:value-type="string" calcext:value-type="string">
              <text:p>Anthracite</text:p>
            </table:table-cell>
            <table:table-cell table:style-name="ce46" office:value-type="string" calcext:value-type="string">
              <text:p>Sub-bituminous</text:p>
            </table:table-cell>
            <table:table-cell table:style-name="ce46" office:value-type="string" calcext:value-type="string">
              <text:p>Lignite</text:p>
            </table:table-cell>
            <table:table-cell table:style-name="ce46" office:value-type="string" calcext:value-type="string">
              <text:p>Peat</text:p>
            </table:table-cell>
            <table:table-cell table:style-name="ce46" office:value-type="string" calcext:value-type="string">
              <text:p>Coke Oven Coke</text:p>
            </table:table-cell>
            <table:table-cell table:style-name="ce46" office:value-type="string" calcext:value-type="string">
              <text:p>Patent Fuel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Products Total</text:p>
            </table:table-cell>
            <table:table-cell table:style-name="ce46" office:value-type="string" calcext:value-type="string">
              <text:p>Coking Coal</text:p>
            </table:table-cell>
            <table:table-cell table:style-name="ce46" office:value-type="string" calcext:value-type="string">
              <text:p>Steam Coal</text:p>
            </table:table-cell>
            <table:table-cell table:style-name="ce46"/>
            <table:table-cell table:style-name="ce46" office:value-type="string" calcext:value-type="string">
              <text:p>Coal</text:p>
            </table:table-cell>
            <table:table-cell table:style-name="ce46" table:number-columns-repeated="4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秉油當量)</text:p>
            </table:table-cell>
            <table:table-cell table:number-columns-repeated="8" table:style-name="ce45" office:value-type="string" calcext:value-type="string">
              <text:p>(公噸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number-columns-repeated="3"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MT) </text:p>
            </table:table-cell>
            <table:table-cell table:number-columns-repeated="4" table:style-name="ce47" office:value-type="string" calcext:value-type="string">
              <text:p>(MT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2-C12</text:p>
            </table:table-cell>
            <table:table-cell table:style-name="ce48" table:number-columns-repeated="8"/>
            <table:table-cell table:style-name="ce27"/>
            <table:table-cell table:style-name="ce59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263462.972222183" calcext:value-type="float">
            <text:p><text:s/>263,463 <text:s/></text:p>
          </table:table-cell>
          <table:table-cell table:style-name="ce49" office:value-type="float" office:value="104.03213817231" calcext:value-type="float">
            <text:p><text:s/>104 <text:s/></text:p>
          </table:table-cell>
          <table:table-cell table:style-name="ce49" office:value-type="float" office:value="402470.967861767" calcext:value-type="float">
            <text:p><text:s/>402,471 <text:s/></text:p>
          </table:table-cell>
          <table:table-cell table:number-columns-repeated="6" table:style-name="ce49" office:value-type="float" office:value="0" calcext:value-type="float">
            <text:p/>
          </table:table-cell>
          <table:table-cell table:style-name="ce14"/>
          <table:table-cell table:style-name="ce43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12698957.9788889" calcext:value-type="float">
            <text:p><text:s/>12,698,958 <text:s/></text:p>
          </table:table-cell>
          <table:table-cell table:style-name="ce50" office:value-type="float" office:value="4350425" calcext:value-type="float">
            <text:p><text:s/>4,350,425 <text:s/></text:p>
          </table:table-cell>
          <table:table-cell table:style-name="ce50" office:value-type="float" office:value="14031527" calcext:value-type="float">
            <text:p><text:s/>14,031,527 <text:s/></text:p>
          </table:table-cell>
          <table:table-cell table:style-name="ce50" office:value-type="float" office:value="61796" calcext:value-type="float">
            <text:p><text:s/>61,79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62804" calcext:value-type="float">
            <text:p><text:s/>262,80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967.555555555555" calcext:value-type="float">
            <text:p><text:s/>96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244" calcext:value-type="float">
            <text:p><text:s/>1,24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87612.4527777381" calcext:value-type="float">
            <text:p><text:s/>87,612 <text:s/></text:p>
          </table:table-cell>
          <table:table-cell table:style-name="ce50" office:value-type="float" office:value="313127.032138172" calcext:value-type="float">
            <text:p><text:s/>313,127 <text:s/></text:p>
          </table:table-cell>
          <table:table-cell table:style-name="ce50" office:value-type="float" office:value="-241638.032138233" calcext:value-type="float">
            <text:p><text:s/>-241,63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569.125" calcext:value-type="float">
            <text:p><text:s/>4,56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12873840.9427778" calcext:value-type="float">
            <text:p><text:s/>12,873,841 <text:s/></text:p>
          </table:table-cell>
          <table:table-cell table:style-name="ce51" office:value-type="float" office:value="4037402" calcext:value-type="float">
            <text:p><text:s/>4,037,402 <text:s/></text:p>
          </table:table-cell>
          <table:table-cell table:style-name="ce51" office:value-type="float" office:value="14675636" calcext:value-type="float">
            <text:p><text:s/>14,675,636 <text:s/></text:p>
          </table:table-cell>
          <table:table-cell table:style-name="ce51" office:value-type="float" office:value="61796" calcext:value-type="float">
            <text:p><text:s/>61,796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56990.875" calcext:value-type="float">
            <text:p><text:s/>256,991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0.0000000000143783" calcext:value-type="float">
            <text:p><text:s/>0 <text:s/></text:p>
          </table:table-cell>
          <table:table-cell table:number-columns-repeated="8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12048809.4873955" calcext:value-type="float">
            <text:p><text:s/>12,048,809 <text:s/></text:p>
          </table:table-cell>
          <table:table-cell table:style-name="ce50" office:value-type="float" office:value="4037402" calcext:value-type="float">
            <text:p><text:s/>4,037,402 <text:s/></text:p>
          </table:table-cell>
          <table:table-cell table:style-name="ce50" office:value-type="float" office:value="10167991.7271639" calcext:value-type="float">
            <text:p><text:s/>10,167,99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604223.125" calcext:value-type="float">
            <text:p><text:s/>2,604,22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3069378.20888889" calcext:value-type="float">
            <text:p><text:s/>3,069,378 <text:s/></text:p>
          </table:table-cell>
          <table:table-cell table:style-name="ce50" office:value-type="float" office:value="4037402" calcext:value-type="float">
            <text:p><text:s/>4,037,40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39" calcext:value-type="float">
            <text:p><text:s/>1,23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style-name="ce50" office:value-type="float" office:value="2182480.12833333" calcext:value-type="float">
            <text:p><text:s/>2,182,48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8116" calcext:value-type="float">
            <text:p><text:s/>208,11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602984.125" calcext:value-type="float">
            <text:p><text:s/>2,602,98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5659056.30888889" calcext:value-type="float">
            <text:p><text:s/>5,659,05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926996" calcext:value-type="float">
            <text:p><text:s/>8,926,99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1137894.84128439" calcext:value-type="float">
            <text:p><text:s/>1,137,895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032879.72716391" calcext:value-type="float">
            <text:p><text:s/>1,032,880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3931742.20133333" calcext:value-type="float">
            <text:p><text:s/>3,931,74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3039912" calcext:value-type="float">
            <text:p><text:s/>3,039,91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3931742.20133333" calcext:value-type="float">
            <text:p><text:s/>3,931,74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3039912" calcext:value-type="float">
            <text:p><text:s/>3,039,91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600174.380444444" calcext:value-type="float">
            <text:p><text:s/>600,17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96" calcext:value-type="float">
            <text:p><text:s/>29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64" calcext:value-type="float">
            <text:p><text:s/>1,06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style-name="ce50" office:value-type="float" office:value="193.715555555556" calcext:value-type="float">
            <text:p><text:s/>19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96" calcext:value-type="float">
            <text:p><text:s/>29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289322.039222222" calcext:value-type="float">
            <text:p><text:s/>289,32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064" calcext:value-type="float">
            <text:p><text:s/>1,06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310658.625666667" calcext:value-type="float">
            <text:p><text:s/>310,659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19006.6908888889" calcext:value-type="float">
            <text:p><text:s/>19,007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2100.875" calcext:value-type="float">
            <text:p><text:s/>2,101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4137592.58538228" calcext:value-type="float">
            <text:p><text:s/>4,137,593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4507348.27283609" calcext:value-type="float">
            <text:p><text:s/>4,507,348 <text:s/></text:p>
          </table:table-cell>
          <table:table-cell table:style-name="ce52" office:value-type="float" office:value="61796" calcext:value-type="float">
            <text:p><text:s/>61,796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689514.875" calcext:value-type="float">
            <text:p><text:s/>689,515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3885406.85204895" calcext:value-type="float">
            <text:p><text:s/>3,885,407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4507348.27283609" calcext:value-type="float">
            <text:p><text:s/>4,507,348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427954.875" calcext:value-type="float">
            <text:p><text:s/>427,955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3878050.89649339" calcext:value-type="float">
            <text:p><text:s/>3,878,05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496108.27283609" calcext:value-type="float">
            <text:p><text:s/>4,496,10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27954.875" calcext:value-type="float">
            <text:p><text:s/>427,95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4004.54555555556" calcext:value-type="float">
            <text:p><text:s/>4,00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119" calcext:value-type="float">
            <text:p><text:s/>6,11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184.553333333333" calcext:value-type="float">
            <text:p><text:s/>18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82" calcext:value-type="float">
            <text:p><text:s/>28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45666.8357544011" calcext:value-type="float">
            <text:p><text:s/>45,66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7705.27825487" calcext:value-type="float">
            <text:p><text:s/>67,70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246372.323232295" calcext:value-type="float">
            <text:p><text:s/>246,37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65091.0294557" calcext:value-type="float">
            <text:p><text:s/>365,09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710093.330884796" calcext:value-type="float">
            <text:p><text:s/>710,09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52548.96512552" calcext:value-type="float">
            <text:p><text:s/>1,052,54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128532.426455404" calcext:value-type="float">
            <text:p><text:s/>128,53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0261.81547675" calcext:value-type="float">
            <text:p><text:s/>190,26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36958.2933333333" calcext:value-type="float">
            <text:p>( 36,958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54708" calcext:value-type="float">
            <text:p>( 54,708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91574.1331220711" calcext:value-type="float">
            <text:p>( 91,574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35553.81547675" calcext:value-type="float">
            <text:p>( 135,554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202570.482161607" calcext:value-type="float">
            <text:p><text:s/>202,57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00017.9028708" calcext:value-type="float">
            <text:p><text:s/>300,01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375017.944490006" calcext:value-type="float">
            <text:p><text:s/>375,01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56199.24677797" calcext:value-type="float">
            <text:p><text:s/>556,19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3972.47777777778" calcext:value-type="float">
            <text:p><text:s/>3,972 <text:s/>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6070" calcext:value-type="float">
            <text:p><text:s/>6,070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2493.43333333333" calcext:value-type="float">
            <text:p><text:s/>2,49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810" calcext:value-type="float">
            <text:p><text:s/>3,81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2027800.76" calcext:value-type="float">
            <text:p><text:s/>2,027,80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000552" calcext:value-type="float">
            <text:p><text:s/>3,000,55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741" calcext:value-type="float">
            <text:p><text:s/>2,74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740701.34" calcext:value-type="float">
            <text:p><text:s/>1,740,70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578482" calcext:value-type="float">
            <text:p><text:s/>2,578,48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287099.42" calcext:value-type="float">
            <text:p><text:s/>287,09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22070" calcext:value-type="float">
            <text:p><text:s/>422,07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741" calcext:value-type="float">
            <text:p><text:s/>2,74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837058.558844122" calcext:value-type="float">
            <text:p><text:s/>837,05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419586.875" calcext:value-type="float">
            <text:p><text:s/>419,58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831772.781066345" calcext:value-type="float">
            <text:p><text:s/>831,77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412790.875" calcext:value-type="float">
            <text:p><text:s/>412,79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5285.77777777778" calcext:value-type="float">
            <text:p><text:s/>5,28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6796" calcext:value-type="float">
            <text:p><text:s/>6,79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4376.55555555556" calcext:value-type="float">
            <text:p><text:s/>4,377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54" office:value-type="float" office:value="5627" calcext:value-type="float">
            <text:p><text:s/>5,627 <text:s/></text:p>
          </table:table-cell>
          <table:table-cell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7355.95555555556" calcext:value-type="float">
            <text:p><text:s/>7,35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240" calcext:value-type="float">
            <text:p><text:s/>11,24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7355.95555555556" calcext:value-type="float">
            <text:p><text:s/>7,356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1240" calcext:value-type="float">
            <text:p><text:s/>11,240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252185.733333333" calcext:value-type="float">
            <text:p><text:s/>252,18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61796" calcext:value-type="float">
            <text:p><text:s/>61,79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61560" calcext:value-type="float">
            <text:p><text:s/>261,56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252185.733333333" calcext:value-type="float">
            <text:p><text:s/>252,18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61796" calcext:value-type="float">
            <text:p><text:s/>61,79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61560" calcext:value-type="float">
            <text:p><text:s/>261,56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29664213.677612" calcext:value-type="float">
            <text:p><text:s/>29,664,214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8063524.677612" calcext:value-type="float">
            <text:p><text:s/>28,063,525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600689" calcext:value-type="float">
            <text:p><text:s/>1,600,689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24857185.537" calcext:value-type="float">
            <text:p><text:s/>24,857,186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4857185.537" calcext:value-type="float">
            <text:p><text:s/>24,857,186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4807028.140612" calcext:value-type="float">
            <text:p><text:s/>4,807,028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3206339.140612" calcext:value-type="float">
            <text:p><text:s/>3,206,339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600689" calcext:value-type="float">
            <text:p><text:s/>1,600,689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 table:number-rows-repeated="4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>
          <table:table-cell table:style-name="ce14"/>
          <table:table-cell table:style-name="ce27"/>
          <table:table-cell table:style-name="ce14" table:number-columns-repeated="1022"/>
        </table:table-row>
        <table:table-row table:style-name="ro7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3">
          <table:table-cell table:style-name="ce15"/>
          <table:table-cell table:style-name="ce28"/>
          <table:table-cell table:style-name="ce15" table:number-columns-repeated="10"/>
          <table:table-cell/>
          <table:table-cell table:style-name="ce15" table:number-columns-repeated="1011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1.$A$1:.$AMJ$10" table:range-usable-as="repeat-column repeat-row"/>
        </table:named-expressions>
      </table:table>
      <table:table table:name="Page2" table:style-name="ta2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3" table:default-cell-style-name="ce16"/>
        <table:table-column table:style-name="co4" table:default-cell-style-name="ce16"/>
        <table:table-column table:style-name="co5" table:number-columns-repeated="5" table:default-cell-style-name="ce16"/>
        <table:table-column table:style-name="co6" table:default-cell-style-name="ce16"/>
        <table:table-column table:style-name="co10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0年(西元1991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0" calcext:value-type="float">
              <text:p>10</text:p>
            </table:table-cell>
            <table:table-cell table:style-name="ce44" office:value-type="float" office:value="11" calcext:value-type="float">
              <text:p>11</text:p>
            </table:table-cell>
            <table:table-cell table:style-name="ce44" office:value-type="float" office:value="12" calcext:value-type="float">
              <text:p>12</text:p>
            </table:table-cell>
            <table:table-cell table:style-name="ce44" office:value-type="float" office:value="13" calcext:value-type="float">
              <text:p>13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44" office:value-type="float" office:value="16" calcext:value-type="float">
              <text:p>16</text:p>
            </table:table-cell>
            <table:table-cell table:style-name="ce44" office:value-type="float" office:value="17" calcext:value-type="float">
              <text:p>17</text:p>
            </table:table-cell>
            <table:table-cell table:style-name="ce44" office:value-type="float" office:value="18" calcext:value-type="float">
              <text:p>18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焦爐氣</text:p>
            </table:table-cell>
            <table:table-cell table:style-name="ce45" office:value-type="string" calcext:value-type="string">
              <text:p>高爐氣</text:p>
            </table:table-cell>
            <table:table-cell table:style-name="ce45" office:value-type="string" calcext:value-type="string">
              <text:p>轉爐氣</text:p>
            </table:table-cell>
            <table:table-cell table:style-name="ce45" office:value-type="string" calcext:value-type="string">
              <text:p>原油及石油</text:p>
            </table:table-cell>
            <table:table-cell table:style-name="ce45" office:value-type="string" calcext:value-type="string">
              <text:p>原油</text:p>
            </table:table-cell>
            <table:table-cell table:style-name="ce45" office:value-type="string" calcext:value-type="string">
              <text:p>煉油廠進料</text:p>
            </table:table-cell>
            <table:table-cell table:style-name="ce45" office:value-type="string" calcext:value-type="string">
              <text:p>添加劑/</text:p>
            </table:table-cell>
            <table:table-cell table:style-name="ce45" office:value-type="string" calcext:value-type="string">
              <text:p>煉油氣</text:p>
            </table:table-cell>
            <table:table-cell table:style-name="ce45" office:value-type="string" calcext:value-type="string">
              <text:p>液化石油氣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61" table:number-columns-repeated="2"/>
            <table:table-cell table:style-name="ce45" office:value-type="string" calcext:value-type="string">
              <text:p>產品合計</text:p>
            </table:table-cell>
            <table:table-cell table:style-name="ce61" table:number-columns-repeated="2"/>
            <table:table-cell table:style-name="ce61" office:value-type="string" calcext:value-type="string">
              <text:p>含氧化合物</text:p>
            </table:table-cell>
            <table:table-cell table:style-name="ce61"/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ke Oven Gas</text:p>
            </table:table-cell>
            <table:table-cell table:style-name="ce62" office:value-type="string" calcext:value-type="string">
              <text:p>Blast Furnace Gas</text:p>
            </table:table-cell>
            <table:table-cell table:style-name="ce62" office:value-type="string" calcext:value-type="string">
              <text:p>Oxygen Steel</text:p>
            </table:table-cell>
            <table:table-cell table:style-name="ce62" office:value-type="string" calcext:value-type="string">
              <text:p>Crude Oil and Petroleum</text:p>
            </table:table-cell>
            <table:table-cell table:style-name="ce62" office:value-type="string" calcext:value-type="string">
              <text:p>Crude Oil</text:p>
            </table:table-cell>
            <table:table-cell table:style-name="ce62" office:value-type="string" calcext:value-type="string">
              <text:p>Refinery</text:p>
            </table:table-cell>
            <table:table-cell table:style-name="ce62" office:value-type="string" calcext:value-type="string">
              <text:p>Additives/</text:p>
            </table:table-cell>
            <table:table-cell table:style-name="ce62" office:value-type="string" calcext:value-type="string">
              <text:p>Refinery Gas</text:p>
            </table:table-cell>
            <table:table-cell table:style-name="ce62" office:value-type="string" calcext:value-type="string">
              <text:p>LPG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/>
            <table:table-cell table:style-name="ce62" office:value-type="string" calcext:value-type="string">
              <text:p>Furnace Gas</text:p>
            </table:table-cell>
            <table:table-cell table:style-name="ce46" office:value-type="string" calcext:value-type="string">
              <text:p>Products Total</text:p>
            </table:table-cell>
            <table:table-cell table:style-name="ce62"/>
            <table:table-cell table:style-name="ce62" office:value-type="string" calcext:value-type="string">
              <text:p>Feedstocks</text:p>
            </table:table-cell>
            <table:table-cell table:style-name="ce62" office:value-type="string" calcext:value-type="string">
              <text:p>Oxygenates</text:p>
            </table:table-cell>
            <table:table-cell table:style-name="ce62"/>
            <table:table-cell table:style-name="ce46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3"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3"/>
            <table:table-cell table:style-name="ce48" office:value-type="string" calcext:value-type="string">
              <text:p>C14-C36</text:p>
            </table:table-cell>
            <table:table-cell table:style-name="ce48" table:number-columns-repeated="5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number-columns-repeated="2" table:style-name="ce49" office:value-type="float" office:value="110252" calcext:value-type="float">
            <text:p><text:s/>110,252 <text:s/></text:p>
          </table:table-cell>
          <table:table-cell table:number-columns-repeated="4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1335363.645082" calcext:value-type="float">
            <text:p><text:s/>31,335,364 <text:s/></text:p>
          </table:table-cell>
          <table:table-cell table:style-name="ce50" office:value-type="float" office:value="24332755" calcext:value-type="float">
            <text:p><text:s/>24,332,75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85085.642" calcext:value-type="float">
            <text:p><text:s/>1,685,08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39939.256967752" calcext:value-type="float">
            <text:p><text:s/>739,93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08521.2" calcext:value-type="float">
            <text:p><text:s/>1,608,52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15062.222222222" calcext:value-type="float">
            <text:p><text:s/>715,06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-1567573.50863815" calcext:value-type="float">
            <text:p><text:s/>-1,567,574 <text:s/></text:p>
          </table:table-cell>
          <table:table-cell table:style-name="ce50" office:value-type="float" office:value="-1800417" calcext:value-type="float">
            <text:p><text:s/>-1,800,41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2247.012" calcext:value-type="float">
            <text:p><text:s/>182,247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9949666.4745302" calcext:value-type="float">
            <text:p><text:s/>29,949,666 <text:s/></text:p>
          </table:table-cell>
          <table:table-cell table:style-name="ce51" office:value-type="float" office:value="26243424" calcext:value-type="float">
            <text:p><text:s/>26,243,424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502838.63" calcext:value-type="float">
            <text:p><text:s/>1,502,83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24137.43388256" calcext:value-type="float">
            <text:p><text:s/>2,124,13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325.852" calcext:value-type="float">
            <text:p><text:s/>5,326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351710.6768" calcext:value-type="float">
            <text:p><text:s/>351,711 <text:s/></text:p>
          </table:table-cell>
          <table:table-cell table:style-name="ce50" office:value-type="float" office:value="2686609.6478" calcext:value-type="float">
            <text:p><text:s/>2,686,610 <text:s/></text:p>
          </table:table-cell>
          <table:table-cell table:style-name="ce50" office:value-type="float" office:value="212126.4267" calcext:value-type="float">
            <text:p><text:s/>212,126 <text:s/></text:p>
          </table:table-cell>
          <table:table-cell table:style-name="ce50" office:value-type="float" office:value="32672656.9664372" calcext:value-type="float">
            <text:p><text:s/>32,672,657 <text:s/></text:p>
          </table:table-cell>
          <table:table-cell table:style-name="ce50" office:value-type="float" office:value="26243424" calcext:value-type="float">
            <text:p><text:s/>26,243,42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6255501.1222222" calcext:value-type="float">
            <text:p><text:s/>26,255,501 <text:s/></text:p>
          </table:table-cell>
          <table:table-cell table:style-name="ce50" office:value-type="float" office:value="26243424" calcext:value-type="float">
            <text:p><text:s/>26,243,42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250120.57777778" calcext:value-type="float">
            <text:p><text:s/>6,250,12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351710.6768" calcext:value-type="float">
            <text:p><text:s/>351,711 <text:s/></text:p>
          </table:table-cell>
          <table:table-cell table:style-name="ce51" office:value-type="float" office:value="2686609.6478" calcext:value-type="float">
            <text:p><text:s/>2,686,610 <text:s/></text:p>
          </table:table-cell>
          <table:table-cell table:style-name="ce51" office:value-type="float" office:value="212126.4267" calcext:value-type="float">
            <text:p><text:s/>212,126 <text:s/></text:p>
          </table:table-cell>
          <table:table-cell table:style-name="ce51" office:value-type="float" office:value="167035.26643725" calcext:value-type="float">
            <text:p><text:s/>167,035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1382410" calcext:value-type="float">
            <text:p><text:s/>1,382,410 <text:s/></text:p>
          </table:table-cell>
          <table:table-cell table:style-name="ce50" office:value-type="float" office:value="9494728" calcext:value-type="float">
            <text:p><text:s/>9,494,728 <text:s/></text:p>
          </table:table-cell>
          <table:table-cell table:style-name="ce50" office:value-type="float" office:value="493724" calcext:value-type="float">
            <text:p><text:s/>493,724 <text:s/></text:p>
          </table:table-cell>
          <table:table-cell table:style-name="ce50" office:value-type="float" office:value="28163139.265547" calcext:value-type="float">
            <text:p><text:s/>28,163,13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62305" calcext:value-type="float">
            <text:p><text:s/>962,305 <text:s/></text:p>
          </table:table-cell>
          <table:table-cell table:style-name="ce50" office:value-type="float" office:value="851405.846" calcext:value-type="float">
            <text:p><text:s/>851,40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1382410" calcext:value-type="float">
            <text:p><text:s/>1,382,410 <text:s/></text:p>
          </table:table-cell>
          <table:table-cell table:style-name="ce50" office:value-type="float" office:value="9494728" calcext:value-type="float">
            <text:p><text:s/>9,494,728 <text:s/></text:p>
          </table:table-cell>
          <table:table-cell table:style-name="ce50" office:value-type="float" office:value="493724" calcext:value-type="float">
            <text:p><text:s/>493,724 <text:s/></text:p>
          </table:table-cell>
          <table:table-cell table:style-name="ce50" office:value-type="float" office:value="27587561.4880253" calcext:value-type="float">
            <text:p><text:s/>27,587,56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62305" calcext:value-type="float">
            <text:p><text:s/>962,305 <text:s/></text:p>
          </table:table-cell>
          <table:table-cell table:style-name="ce50" office:value-type="float" office:value="690476.899851394" calcext:value-type="float">
            <text:p><text:s/>690,477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575577.777521778" calcext:value-type="float">
            <text:p><text:s/>575,578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160928.946148606" calcext:value-type="float">
            <text:p><text:s/>160,92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345274" calcext:value-type="float">
            <text:p><text:s/>345,274 <text:s/></text:p>
          </table:table-cell>
          <table:table-cell table:style-name="ce50" office:value-type="float" office:value="4729106" calcext:value-type="float">
            <text:p><text:s/>4,729,106 <text:s/></text:p>
          </table:table-cell>
          <table:table-cell table:style-name="ce50" office:value-type="float" office:value="143238" calcext:value-type="float">
            <text:p><text:s/>143,238 <text:s/></text:p>
          </table:table-cell>
          <table:table-cell table:style-name="ce50" office:value-type="float" office:value="1392127.50176312" calcext:value-type="float">
            <text:p><text:s/>1,392,12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62305" calcext:value-type="float">
            <text:p><text:s/>962,305 <text:s/></text:p>
          </table:table-cell>
          <table:table-cell table:style-name="ce50" office:value-type="float" office:value="5713.414" calcext:value-type="float">
            <text:p><text:s/>5,71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68.311111111111" calcext:value-type="float">
            <text:p><text:s/>36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180798" calcext:value-type="float">
            <text:p><text:s/>180,798 <text:s/></text:p>
          </table:table-cell>
          <table:table-cell table:style-name="ce50" office:value-type="float" office:value="2019803" calcext:value-type="float">
            <text:p><text:s/>2,019,803 <text:s/></text:p>
          </table:table-cell>
          <table:table-cell table:style-name="ce50" office:value-type="float" office:value="143238" calcext:value-type="float">
            <text:p><text:s/>143,238 <text:s/></text:p>
          </table:table-cell>
          <table:table-cell table:style-name="ce50" office:value-type="float" office:value="9903" calcext:value-type="float">
            <text:p><text:s/>9,90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164476" calcext:value-type="float">
            <text:p><text:s/>164,476 <text:s/></text:p>
          </table:table-cell>
          <table:table-cell table:style-name="ce50" office:value-type="float" office:value="2709303" calcext:value-type="float">
            <text:p><text:s/>2,709,30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.73333333333333" calcext:value-type="float">
            <text:p><text:s/>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75631.30176312" calcext:value-type="float">
            <text:p><text:s/>1,375,63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62305" calcext:value-type="float">
            <text:p><text:s/>962,305 <text:s/></text:p>
          </table:table-cell>
          <table:table-cell table:style-name="ce50" office:value-type="float" office:value="5713.414" calcext:value-type="float">
            <text:p><text:s/>5,71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804.93333333333" calcext:value-type="float">
            <text:p><text:s/>5,80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18.222222222222" calcext:value-type="float">
            <text:p><text:s/>418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2287" calcext:value-type="float">
            <text:p><text:s/>2,287 <text:s/></text:p>
          </table:table-cell>
          <table:table-cell table:style-name="ce52" office:value-type="float" office:value="161117" calcext:value-type="float">
            <text:p><text:s/>161,117 <text:s/></text:p>
          </table:table-cell>
          <table:table-cell table:style-name="ce52" office:value-type="float" office:value="11536" calcext:value-type="float">
            <text:p><text:s/>11,536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683138.3232" calcext:value-type="float">
            <text:p><text:s/>683,138 <text:s/></text:p>
          </table:table-cell>
          <table:table-cell table:style-name="ce52" office:value-type="float" office:value="1917895.3522" calcext:value-type="float">
            <text:p><text:s/>1,917,895 <text:s/></text:p>
          </table:table-cell>
          <table:table-cell table:style-name="ce52" office:value-type="float" office:value="126823.5733" calcext:value-type="float">
            <text:p><text:s/>126,824 <text:s/></text:p>
          </table:table-cell>
          <table:table-cell table:style-name="ce52" office:value-type="float" office:value="21923883.8379943" calcext:value-type="float">
            <text:p><text:s/>21,923,884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2343205.21" calcext:value-type="float">
            <text:p><text:s/>2,343,205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683138.3232" calcext:value-type="float">
            <text:p><text:s/>683,138 <text:s/></text:p>
          </table:table-cell>
          <table:table-cell table:style-name="ce52" office:value-type="float" office:value="1917895.3522" calcext:value-type="float">
            <text:p><text:s/>1,917,895 <text:s/></text:p>
          </table:table-cell>
          <table:table-cell table:style-name="ce52" office:value-type="float" office:value="126823.5733" calcext:value-type="float">
            <text:p><text:s/>126,824 <text:s/></text:p>
          </table:table-cell>
          <table:table-cell table:style-name="ce52" office:value-type="float" office:value="17076948.3396041" calcext:value-type="float">
            <text:p><text:s/>17,076,948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2343205.21" calcext:value-type="float">
            <text:p><text:s/>2,343,20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683138.3232" calcext:value-type="float">
            <text:p><text:s/>683,138 <text:s/></text:p>
          </table:table-cell>
          <table:table-cell table:style-name="ce50" office:value-type="float" office:value="1917895.3522" calcext:value-type="float">
            <text:p><text:s/>1,917,895 <text:s/></text:p>
          </table:table-cell>
          <table:table-cell table:style-name="ce50" office:value-type="float" office:value="126823.5733" calcext:value-type="float">
            <text:p><text:s/>126,824 <text:s/></text:p>
          </table:table-cell>
          <table:table-cell table:style-name="ce50" office:value-type="float" office:value="5827385.26506963" calcext:value-type="float">
            <text:p><text:s/>5,827,38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42254.604" calcext:value-type="float">
            <text:p><text:s/>542,25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7379.5184388889" calcext:value-type="float">
            <text:p><text:s/>37,38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58.97" calcext:value-type="float">
            <text:p><text:s/>25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87119.774492884" calcext:value-type="float">
            <text:p><text:s/>487,12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937.97" calcext:value-type="float">
            <text:p><text:s/>2,93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02370.90261609" calcext:value-type="float">
            <text:p><text:s/>1,002,37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9.3" calcext:value-type="float">
            <text:p><text:s/>8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7951.5555555556" calcext:value-type="float">
            <text:p><text:s/>27,95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425.30036666667" calcext:value-type="float">
            <text:p><text:s/>9,42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3.58" calcext:value-type="float">
            <text:p><text:s/>5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87572.825599521" calcext:value-type="float">
            <text:p><text:s/>487,57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571.84" calcext:value-type="float">
            <text:p><text:s/>2,57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671.77154" calcext:value-type="float">
            <text:p><text:s/>6,67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583.036" calcext:value-type="float">
            <text:p><text:s/>5,58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72983.24045131" calcext:value-type="float">
            <text:p><text:s/>1,272,98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578.984" calcext:value-type="float">
            <text:p><text:s/>2,57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50026.46830704" calcext:value-type="float">
            <text:p><text:s/>1,250,02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578.984" calcext:value-type="float">
            <text:p><text:s/>2,57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250026.46835116" calcext:value-type="float">
            <text:p>( 1,250,026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2578.984" calcext:value-type="float">
            <text:p>( 2,579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-0.0000441191086" calcext:value-type="float">
            <text:p>( -0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2956.7721555204" calcext:value-type="float">
            <text:p><text:s/>22,95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-0.000011244444435" calcext:value-type="float">
            <text:p><text:s/>-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1901.101611111" calcext:value-type="float">
            <text:p><text:s/>121,90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482.7" calcext:value-type="float">
            <text:p><text:s/>3,48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0786.739631111" calcext:value-type="float">
            <text:p><text:s/>120,78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909.368" calcext:value-type="float">
            <text:p><text:s/>13,909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258704.886819822" calcext:value-type="float">
            <text:p><text:s/>258,705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19938.904" calcext:value-type="float">
            <text:p><text:s/>19,93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72018.454558889" calcext:value-type="float">
            <text:p><text:s/>672,01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9966.178" calcext:value-type="float">
            <text:p><text:s/>89,96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1846.956403333" calcext:value-type="float">
            <text:p><text:s/>111,84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559.338" calcext:value-type="float">
            <text:p><text:s/>2,55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60171.498155556" calcext:value-type="float">
            <text:p><text:s/>560,17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7406.84" calcext:value-type="float">
            <text:p><text:s/>87,40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43555.6424077778" calcext:value-type="float">
            <text:p>( 43,556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9997.842" calcext:value-type="float">
            <text:p>( 19,998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282157.557947778" calcext:value-type="float">
            <text:p>( 282,158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55" office:value-type="float" office:value="14150.478" calcext:value-type="float">
            <text:p>( 14,150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683138.3232" calcext:value-type="float">
            <text:p><text:s/>683,138 <text:s/></text:p>
          </table:table-cell>
          <table:table-cell table:style-name="ce50" office:value-type="float" office:value="1917895.3522" calcext:value-type="float">
            <text:p><text:s/>1,917,895 <text:s/></text:p>
          </table:table-cell>
          <table:table-cell table:style-name="ce50" office:value-type="float" office:value="126823.5733" calcext:value-type="float">
            <text:p><text:s/>126,824 <text:s/></text:p>
          </table:table-cell>
          <table:table-cell table:style-name="ce50" office:value-type="float" office:value="640891.540285556" calcext:value-type="float">
            <text:p><text:s/>640,89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8913.182" calcext:value-type="float">
            <text:p><text:s/>48,91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683138.3232" calcext:value-type="float">
            <text:p><text:s/>683,138 <text:s/></text:p>
          </table:table-cell>
          <table:table-cell table:style-name="ce50" office:value-type="float" office:value="1917895.3522" calcext:value-type="float">
            <text:p><text:s/>1,917,895 <text:s/></text:p>
          </table:table-cell>
          <table:table-cell table:style-name="ce50" office:value-type="float" office:value="126823.5733" calcext:value-type="float">
            <text:p><text:s/>126,824 <text:s/></text:p>
          </table:table-cell>
          <table:table-cell table:style-name="ce50" office:value-type="float" office:value="575506.048644444" calcext:value-type="float">
            <text:p><text:s/>575,50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2828.28" calcext:value-type="float">
            <text:p><text:s/>42,82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5385.4916411111" calcext:value-type="float">
            <text:p><text:s/>65,38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084.902" calcext:value-type="float">
            <text:p><text:s/>6,08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68.666666666667" calcext:value-type="float">
            <text:p>( 269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2566.3652155556" calcext:value-type="float">
            <text:p><text:s/>92,56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777.044" calcext:value-type="float">
            <text:p><text:s/>12,777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19087.5888888889" calcext:value-type="float">
            <text:p><text:s/>19,088 <text:s/>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1632.0962533333" calcext:value-type="float">
            <text:p><text:s/>81,63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194.328" calcext:value-type="float">
            <text:p><text:s/>9,19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0516.9341922222" calcext:value-type="float">
            <text:p><text:s/>70,51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184.598" calcext:value-type="float">
            <text:p><text:s/>4,18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69491.157441111" calcext:value-type="float">
            <text:p><text:s/>269,49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25814.622" calcext:value-type="float">
            <text:p><text:s/>325,81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80.666666666667" calcext:value-type="float">
            <text:p><text:s/>88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7432.844444444" calcext:value-type="float">
            <text:p><text:s/>147,43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795730.08888889" calcext:value-type="float">
            <text:p><text:s/>7,795,73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1421.333333333" calcext:value-type="float">
            <text:p><text:s/>111,42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395197.06666667" calcext:value-type="float">
            <text:p><text:s/>7,395,19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9817.7777777778" calcext:value-type="float">
            <text:p><text:s/>49,81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9293.911111111" calcext:value-type="float">
            <text:p><text:s/>239,29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59821.933333333" calcext:value-type="float">
            <text:p><text:s/>959,82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05.18888888889" calcext:value-type="float">
            <text:p><text:s/>2,80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957016.744444444" calcext:value-type="float">
            <text:p><text:s/>957,017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72357.75058111" calcext:value-type="float">
            <text:p><text:s/>1,172,35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203.098" calcext:value-type="float">
            <text:p><text:s/>8,20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2832.813551111" calcext:value-type="float">
            <text:p><text:s/>132,83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851.096" calcext:value-type="float">
            <text:p><text:s/>6,85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894.06666666667" calcext:value-type="float">
            <text:p><text:s/>8,89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688.5333333333" calcext:value-type="float">
            <text:p><text:s/>11,68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508.9555555556" calcext:value-type="float">
            <text:p><text:s/>17,50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790.7333333333" calcext:value-type="float">
            <text:p><text:s/>11,79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12285.314196667" calcext:value-type="float">
            <text:p><text:s/>812,28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62.702" calcext:value-type="float">
            <text:p><text:s/>1,263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77357.333944444" calcext:value-type="float">
            <text:p><text:s/>177,357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89.3" calcext:value-type="float">
            <text:p><text:s/>89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1321653.30173111" calcext:value-type="float">
            <text:p><text:s/>1,321,653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1792747.508" calcext:value-type="float">
            <text:p><text:s/>1,792,74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846935.49839023" calcext:value-type="float">
            <text:p><text:s/>4,846,93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846935.49839023" calcext:value-type="float">
            <text:p><text:s/>4,846,93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312943.96666667" calcext:value-type="float">
            <text:p>( 2,312,944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25596757.561359" calcext:value-type="float">
            <text:p><text:s/>25,596,758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24528545.012" calcext:value-type="float">
            <text:p><text:s/>24,528,545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068212.549359" calcext:value-type="float">
            <text:p><text:s/>1,068,213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2.$A$1:.$AMJ$10" table:range-usable-as="repeat-column repeat-row"/>
        </table:named-expressions>
      </table:table>
      <table:table table:name="Page3" table:style-name="ta3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1" table:default-cell-style-name="ce16"/>
        <table:table-column table:style-name="co12" table:number-columns-repeated="8" table:default-cell-style-name="ce16"/>
        <table:table-column table:style-name="co6" table:default-cell-style-name="ce16"/>
        <table:table-column table:style-name="co2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0年(西元1991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9" calcext:value-type="float">
              <text:p>19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44" office:value-type="float" office:value="21" calcext:value-type="float">
              <text:p>21</text:p>
            </table:table-cell>
            <table:table-cell table:style-name="ce44" office:value-type="float" office:value="22" calcext:value-type="float">
              <text:p>22</text:p>
            </table:table-cell>
            <table:table-cell table:style-name="ce44" office:value-type="float" office:value="23" calcext:value-type="float">
              <text:p>23</text:p>
            </table:table-cell>
            <table:table-cell table:style-name="ce44" office:value-type="float" office:value="24" calcext:value-type="float">
              <text:p>24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44" office:value-type="float" office:value="26" calcext:value-type="float">
              <text:p>26</text:p>
            </table:table-cell>
            <table:table-cell table:style-name="ce44" office:value-type="float" office:value="27" calcext:value-type="float">
              <text:p>27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丙烷混合氣)</text:p>
            </table:table-cell>
            <table:table-cell table:style-name="ce45" office:value-type="string" calcext:value-type="string">
              <text:p>天然汽油</text:p>
            </table:table-cell>
            <table:table-cell table:style-name="ce45" office:value-type="string" calcext:value-type="string">
              <text:p>石油腦</text:p>
            </table:table-cell>
            <table:table-cell table:style-name="ce45" office:value-type="string" calcext:value-type="string">
              <text:p>車用汽油</text:p>
            </table:table-cell>
            <table:table-cell table:style-name="ce45" office:value-type="string" calcext:value-type="string">
              <text:p>(無鉛汽油)</text:p>
            </table:table-cell>
            <table:table-cell table:style-name="ce45" office:value-type="string" calcext:value-type="string">
              <text:p>航空汽油</text:p>
            </table:table-cell>
            <table:table-cell table:number-columns-repeated="2" table:style-name="ce45" office:value-type="string" calcext:value-type="string">
              <text:p>航空燃油-</text:p>
            </table:table-cell>
            <table:table-cell table:style-name="ce45" office:value-type="string" calcext:value-type="string">
              <text:p>煤油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/>
            <table:table-cell table:style-name="ce45" table:number-columns-repeated="4"/>
            <table:table-cell table:style-name="ce61"/>
            <table:table-cell table:style-name="ce61" office:value-type="string" calcext:value-type="string">
              <text:p>汽油型</text:p>
            </table:table-cell>
            <table:table-cell table:style-name="ce61" office:value-type="string" calcext:value-type="string">
              <text:p>煤油型</text:p>
            </table:table-cell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(Propane Air)</text:p>
            </table:table-cell>
            <table:table-cell table:style-name="ce46" office:value-type="string" calcext:value-type="string">
              <text:p>Natural Gasoline</text:p>
            </table:table-cell>
            <table:table-cell table:style-name="ce46" office:value-type="string" calcext:value-type="string">
              <text:p>Naphthas</text:p>
            </table:table-cell>
            <table:table-cell table:style-name="ce46" office:value-type="string" calcext:value-type="string">
              <text:p>Motor Gasoline</text:p>
            </table:table-cell>
            <table:table-cell table:style-name="ce46" office:value-type="string" calcext:value-type="string">
              <text:p>(Unleaded</text:p>
            </table:table-cell>
            <table:table-cell table:style-name="ce62" office:value-type="string" calcext:value-type="string">
              <text:p>Aviation </text:p>
            </table:table-cell>
            <table:table-cell table:number-columns-repeated="2" table:style-name="ce62" office:value-type="string" calcext:value-type="string">
              <text:p>Jet Fuel-</text:p>
            </table:table-cell>
            <table:table-cell table:style-name="ce46" office:value-type="string" calcext:value-type="string">
              <text:p>Kerosene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 table:number-columns-repeated="3"/>
            <table:table-cell table:style-name="ce62" office:value-type="string" calcext:value-type="string">
              <text:p>Gasoline)</text:p>
            </table:table-cell>
            <table:table-cell table:style-name="ce62" office:value-type="string" calcext:value-type="string">
              <text:p>Gasoline</text:p>
            </table:table-cell>
            <table:table-cell table:style-name="ce62" office:value-type="string" calcext:value-type="string">
              <text:p>Gasoline Type</text:p>
            </table:table-cell>
            <table:table-cell table:style-name="ce62" office:value-type="string" calcext:value-type="string">
              <text:p>Kerosene Type</text:p>
            </table:table-cell>
            <table:table-cell table:style-name="ce62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98129" calcext:value-type="float">
            <text:p><text:s/>2,498,129 <text:s/></text:p>
          </table:table-cell>
          <table:table-cell table:style-name="ce50" office:value-type="float" office:value="911165" calcext:value-type="float">
            <text:p><text:s/>911,16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2035" calcext:value-type="float">
            <text:p><text:s/>22,03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7080.124307526" calcext:value-type="float">
            <text:p><text:s/>37,08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804445" calcext:value-type="float">
            <text:p><text:s/>804,44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-12566.296" calcext:value-type="float">
            <text:p><text:s/>-12,566 <text:s/></text:p>
          </table:table-cell>
          <table:table-cell table:style-name="ce50" office:value-type="float" office:value="-2713" calcext:value-type="float">
            <text:p><text:s/>-2,713 <text:s/></text:p>
          </table:table-cell>
          <table:table-cell table:style-name="ce50" office:value-type="float" office:value="209044.575692474" calcext:value-type="float">
            <text:p><text:s/>209,045 <text:s/></text:p>
          </table:table-cell>
          <table:table-cell table:style-name="ce50" office:value-type="float" office:value="-293032" calcext:value-type="float">
            <text:p><text:s/>-293,032 <text:s/></text:p>
          </table:table-cell>
          <table:table-cell table:style-name="ce50" office:value-type="float" office:value="309967.60663063" calcext:value-type="float">
            <text:p><text:s/>309,968 <text:s/></text:p>
          </table:table-cell>
          <table:table-cell table:style-name="ce50" office:value-type="float" office:value="-5914" calcext:value-type="float">
            <text:p><text:s/>-5,914 <text:s/></text:p>
          </table:table-cell>
          <table:table-cell table:style-name="ce50" office:value-type="float" office:value="-39410.1198521357" calcext:value-type="float">
            <text:p><text:s/>-39,410 <text:s/></text:p>
          </table:table-cell>
          <table:table-cell table:style-name="ce50" office:value-type="float" office:value="99000.1198521356" calcext:value-type="float">
            <text:p><text:s/>99,000 <text:s/></text:p>
          </table:table-cell>
          <table:table-cell table:style-name="ce50" office:value-type="float" office:value="180311" calcext:value-type="float">
            <text:p><text:s/>180,311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12566.296" calcext:value-type="float">
            <text:p><text:s/>12,566 <text:s/></text:p>
          </table:table-cell>
          <table:table-cell table:style-name="ce51" office:value-type="float" office:value="2713" calcext:value-type="float">
            <text:p><text:s/>2,713 <text:s/></text:p>
          </table:table-cell>
          <table:table-cell table:style-name="ce51" office:value-type="float" office:value="-246124.7" calcext:value-type="float">
            <text:p><text:s/>-246,125 <text:s/></text:p>
          </table:table-cell>
          <table:table-cell table:style-name="ce51" office:value-type="float" office:value="2791161" calcext:value-type="float">
            <text:p><text:s/>2,791,161 <text:s/></text:p>
          </table:table-cell>
          <table:table-cell table:style-name="ce51" office:value-type="float" office:value="601197.39336937" calcext:value-type="float">
            <text:p><text:s/>601,197 <text:s/></text:p>
          </table:table-cell>
          <table:table-cell table:style-name="ce51" office:value-type="float" office:value="5914" calcext:value-type="float">
            <text:p><text:s/>5,914 <text:s/></text:p>
          </table:table-cell>
          <table:table-cell table:style-name="ce51" office:value-type="float" office:value="39410.1198521357" calcext:value-type="float">
            <text:p><text:s/>39,410 <text:s/></text:p>
          </table:table-cell>
          <table:table-cell table:style-name="ce51" office:value-type="float" office:value="-881410.119852136" calcext:value-type="float">
            <text:p><text:s/>-881,410 <text:s/></text:p>
          </table:table-cell>
          <table:table-cell table:style-name="ce51" office:value-type="float" office:value="-180311" calcext:value-type="float">
            <text:p><text:s/>-180,31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2434" calcext:value-type="float">
            <text:p><text:s/>32,434 <text:s/></text:p>
          </table:table-cell>
          <table:table-cell table:style-name="ce50" office:value-type="float" office:value="1750" calcext:value-type="float">
            <text:p><text:s/>1,750 <text:s/></text:p>
          </table:table-cell>
          <table:table-cell table:style-name="ce50" office:value-type="float" office:value="1329.39336936966" calcext:value-type="float">
            <text:p><text:s/>1,329 <text:s/></text:p>
          </table:table-cell>
          <table:table-cell table:style-name="ce50" office:value-type="float" office:value="3531" calcext:value-type="float">
            <text:p><text:s/>3,531 <text:s/></text:p>
          </table:table-cell>
          <table:table-cell table:style-name="ce50" office:value-type="float" office:value="2741.71466842881" calcext:value-type="float">
            <text:p><text:s/>2,742 <text:s/></text:p>
          </table:table-cell>
          <table:table-cell table:style-name="ce50" office:value-type="float" office:value="8578.28533157119" calcext:value-type="float">
            <text:p><text:s/>8,578 <text:s/></text:p>
          </table:table-cell>
          <table:table-cell table:style-name="ce50" office:value-type="float" office:value="153987" calcext:value-type="float">
            <text:p><text:s/>153,987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223" calcext:value-type="float">
            <text:p><text:s/>16,22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223" calcext:value-type="float">
            <text:p><text:s/>16,22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510" calcext:value-type="float">
            <text:p><text:s/>13,510 <text:s/></text:p>
          </table:table-cell>
          <table:table-cell table:style-name="ce50" office:value-type="float" office:value="2947651.2" calcext:value-type="float">
            <text:p><text:s/>2,947,651 <text:s/></text:p>
          </table:table-cell>
          <table:table-cell table:style-name="ce50" office:value-type="float" office:value="3108040" calcext:value-type="float">
            <text:p><text:s/>3,108,040 <text:s/></text:p>
          </table:table-cell>
          <table:table-cell table:style-name="ce50" office:value-type="float" office:value="1234957" calcext:value-type="float">
            <text:p><text:s/>1,234,957 <text:s/></text:p>
          </table:table-cell>
          <table:table-cell table:style-name="ce50" office:value-type="float" office:value="9360" calcext:value-type="float">
            <text:p><text:s/>9,360 <text:s/></text:p>
          </table:table-cell>
          <table:table-cell table:style-name="ce50" office:value-type="float" office:value="173065.594816293" calcext:value-type="float">
            <text:p><text:s/>173,066 <text:s/></text:p>
          </table:table-cell>
          <table:table-cell table:style-name="ce50" office:value-type="float" office:value="1017462.40518371" calcext:value-type="float">
            <text:p><text:s/>1,017,462 <text:s/></text:p>
          </table:table-cell>
          <table:table-cell table:style-name="ce50" office:value-type="float" office:value="374122" calcext:value-type="float">
            <text:p><text:s/>374,12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510" calcext:value-type="float">
            <text:p><text:s/>13,510 <text:s/></text:p>
          </table:table-cell>
          <table:table-cell table:style-name="ce50" office:value-type="float" office:value="2947651.2" calcext:value-type="float">
            <text:p><text:s/>2,947,651 <text:s/></text:p>
          </table:table-cell>
          <table:table-cell table:style-name="ce50" office:value-type="float" office:value="2747727.63589744" calcext:value-type="float">
            <text:p><text:s/>2,747,728 <text:s/></text:p>
          </table:table-cell>
          <table:table-cell table:style-name="ce50" office:value-type="float" office:value="1100591.62325014" calcext:value-type="float">
            <text:p><text:s/>1,100,592 <text:s/></text:p>
          </table:table-cell>
          <table:table-cell table:style-name="ce50" office:value-type="float" office:value="9360" calcext:value-type="float">
            <text:p><text:s/>9,360 <text:s/></text:p>
          </table:table-cell>
          <table:table-cell table:style-name="ce50" office:value-type="float" office:value="173065.594816293" calcext:value-type="float">
            <text:p><text:s/>173,066 <text:s/></text:p>
          </table:table-cell>
          <table:table-cell table:style-name="ce50" office:value-type="float" office:value="1017462.40518371" calcext:value-type="float">
            <text:p><text:s/>1,017,462 <text:s/></text:p>
          </table:table-cell>
          <table:table-cell table:style-name="ce50" office:value-type="float" office:value="374122" calcext:value-type="float">
            <text:p><text:s/>374,122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60312.364102564" calcext:value-type="float">
            <text:p><text:s/>360,312 <text:s/></text:p>
          </table:table-cell>
          <table:table-cell table:style-name="ce51" office:value-type="float" office:value="134365.376749857" calcext:value-type="float">
            <text:p><text:s/>134,365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50" office:value-type="float" office:value="10146" calcext:value-type="float">
            <text:p><text:s/>10,146 <text:s/></text:p>
          </table:table-cell>
          <table:table-cell table:style-name="ce50" office:value-type="float" office:value="2354" calcext:value-type="float">
            <text:p><text:s/>2,354 <text:s/></text:p>
          </table:table-cell>
          <table:table-cell table:style-name="ce50" office:value-type="float" office:value="16" calcext:value-type="float">
            <text:p><text:s/>1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8" calcext:value-type="float">
            <text:p><text:s/>58 <text:s/></text:p>
          </table:table-cell>
          <table:table-cell table:style-name="ce50" office:value-type="float" office:value="19" calcext:value-type="float">
            <text:p><text:s/>1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" calcext:value-type="float">
            <text:p><text:s/>1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3" calcext:value-type="float">
            <text:p><text:s/>33 <text:s/></text:p>
          </table:table-cell>
          <table:table-cell table:style-name="ce50" office:value-type="float" office:value="9" calcext:value-type="float">
            <text:p><text:s/>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" calcext:value-type="float">
            <text:p><text:s/>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50" office:value-type="float" office:value="2983" calcext:value-type="float">
            <text:p><text:s/>2,983 <text:s/></text:p>
          </table:table-cell>
          <table:table-cell table:style-name="ce50" office:value-type="float" office:value="1125" calcext:value-type="float">
            <text:p><text:s/>1,125 <text:s/></text:p>
          </table:table-cell>
          <table:table-cell table:style-name="ce50" office:value-type="float" office:value="16" calcext:value-type="float">
            <text:p><text:s/>1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8" calcext:value-type="float">
            <text:p><text:s/>58 <text:s/></text:p>
          </table:table-cell>
          <table:table-cell table:style-name="ce50" office:value-type="float" office:value="19" calcext:value-type="float">
            <text:p><text:s/>1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698" calcext:value-type="float">
            <text:p><text:s/>6,698 <text:s/></text:p>
          </table:table-cell>
          <table:table-cell table:style-name="ce50" office:value-type="float" office:value="1177" calcext:value-type="float">
            <text:p><text:s/>1,17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16" calcext:value-type="float">
            <text:p><text:s/>416 <text:s/></text:p>
          </table:table-cell>
          <table:table-cell table:style-name="ce51" office:value-type="float" office:value="43" calcext:value-type="float">
            <text:p><text:s/>43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2566.296" calcext:value-type="float">
            <text:p><text:s/>12,566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2669091.5" calcext:value-type="float">
            <text:p><text:s/>2,669,092 <text:s/></text:p>
          </table:table-cell>
          <table:table-cell table:style-name="ce52" office:value-type="float" office:value="5887305" calcext:value-type="float">
            <text:p><text:s/>5,887,305 <text:s/></text:p>
          </table:table-cell>
          <table:table-cell table:style-name="ce52" office:value-type="float" office:value="1832471" calcext:value-type="float">
            <text:p><text:s/>1,832,471 <text:s/></text:p>
          </table:table-cell>
          <table:table-cell table:style-name="ce52" office:value-type="float" office:value="11727" calcext:value-type="float">
            <text:p><text:s/>11,727 <text:s/></text:p>
          </table:table-cell>
          <table:table-cell table:style-name="ce52" office:value-type="float" office:value="209734" calcext:value-type="float">
            <text:p><text:s/>209,734 <text:s/></text:p>
          </table:table-cell>
          <table:table-cell table:style-name="ce52" office:value-type="float" office:value="127416" calcext:value-type="float">
            <text:p><text:s/>127,416 <text:s/></text:p>
          </table:table-cell>
          <table:table-cell table:style-name="ce52" office:value-type="float" office:value="39805" calcext:value-type="float">
            <text:p><text:s/>39,805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2566.296" calcext:value-type="float">
            <text:p><text:s/>12,566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310" calcext:value-type="float">
            <text:p><text:s/>310 <text:s/></text:p>
          </table:table-cell>
          <table:table-cell table:style-name="ce52" office:value-type="float" office:value="5887305" calcext:value-type="float">
            <text:p><text:s/>5,887,305 <text:s/></text:p>
          </table:table-cell>
          <table:table-cell table:style-name="ce52" office:value-type="float" office:value="1832471" calcext:value-type="float">
            <text:p><text:s/>1,832,471 <text:s/></text:p>
          </table:table-cell>
          <table:table-cell table:style-name="ce52" office:value-type="float" office:value="11727" calcext:value-type="float">
            <text:p><text:s/>11,727 <text:s/></text:p>
          </table:table-cell>
          <table:table-cell table:style-name="ce52" office:value-type="float" office:value="209734" calcext:value-type="float">
            <text:p><text:s/>209,734 <text:s/></text:p>
          </table:table-cell>
          <table:table-cell table:style-name="ce52" office:value-type="float" office:value="127416" calcext:value-type="float">
            <text:p><text:s/>127,416 <text:s/></text:p>
          </table:table-cell>
          <table:table-cell table:style-name="ce52" office:value-type="float" office:value="39805" calcext:value-type="float">
            <text:p><text:s/>39,80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234.126" calcext:value-type="float">
            <text:p><text:s/>1,23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0" calcext:value-type="float">
            <text:p><text:s/>310 <text:s/></text:p>
          </table:table-cell>
          <table:table-cell table:style-name="ce50" office:value-type="float" office:value="46808" calcext:value-type="float">
            <text:p><text:s/>46,808 <text:s/></text:p>
          </table:table-cell>
          <table:table-cell table:style-name="ce50" office:value-type="float" office:value="10747" calcext:value-type="float">
            <text:p><text:s/>10,74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244" calcext:value-type="float">
            <text:p><text:s/>10,24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9" calcext:value-type="float">
            <text:p><text:s/>169 <text:s/></text:p>
          </table:table-cell>
          <table:table-cell table:style-name="ce50" office:value-type="float" office:value="67" calcext:value-type="float">
            <text:p><text:s/>6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3.572" calcext:value-type="float">
            <text:p><text:s/>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6340" calcext:value-type="float">
            <text:p><text:s/>6,340 <text:s/></text:p>
          </table:table-cell>
          <table:table-cell table:style-name="ce50" office:value-type="float" office:value="476" calcext:value-type="float">
            <text:p><text:s/>47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5" calcext:value-type="float">
            <text:p><text:s/>28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70" calcext:value-type="float">
            <text:p><text:s/>1,370 <text:s/></text:p>
          </table:table-cell>
          <table:table-cell table:style-name="ce50" office:value-type="float" office:value="208" calcext:value-type="float">
            <text:p><text:s/>20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" calcext:value-type="float">
            <text:p><text:s/>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37" calcext:value-type="float">
            <text:p><text:s/>337 <text:s/></text:p>
          </table:table-cell>
          <table:table-cell table:style-name="ce50" office:value-type="float" office:value="42" calcext:value-type="float">
            <text:p><text:s/>4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0" calcext:value-type="float">
            <text:p><text:s/>3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56" calcext:value-type="float">
            <text:p><text:s/>456 <text:s/></text:p>
          </table:table-cell>
          <table:table-cell table:style-name="ce50" office:value-type="float" office:value="63" calcext:value-type="float">
            <text:p><text:s/>6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" calcext:value-type="float">
            <text:p><text:s/>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47" calcext:value-type="float">
            <text:p><text:s/>2,347 <text:s/></text:p>
          </table:table-cell>
          <table:table-cell table:style-name="ce50" office:value-type="float" office:value="176" calcext:value-type="float">
            <text:p><text:s/>17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6" calcext:value-type="float">
            <text:p><text:s/>11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6" calcext:value-type="float">
            <text:p><text:s/>196 <text:s/></text:p>
          </table:table-cell>
          <table:table-cell table:style-name="ce50" office:value-type="float" office:value="27" calcext:value-type="float">
            <text:p><text:s/>2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64" calcext:value-type="float">
            <text:p><text:s/>1,264 <text:s/></text:p>
          </table:table-cell>
          <table:table-cell table:style-name="ce50" office:value-type="float" office:value="196" calcext:value-type="float">
            <text:p><text:s/>19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" calcext:value-type="float">
            <text:p><text:s/>2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64" calcext:value-type="float">
            <text:p><text:s/>1,264 <text:s/></text:p>
          </table:table-cell>
          <table:table-cell table:style-name="ce50" office:value-type="float" office:value="196" calcext:value-type="float">
            <text:p><text:s/>19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" calcext:value-type="float">
            <text:p><text:s/>2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264" calcext:value-type="float">
            <text:p>( 1,264 <text:s/>)</text:p>
          </table:table-cell>
          <table:table-cell table:style-name="ce53" office:value-type="float" office:value="196" calcext:value-type="float">
            <text:p>( 196 <text:s/>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3" calcext:value-type="float">
            <text:p>( 23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48" calcext:value-type="float">
            <text:p><text:s/>1,948 <text:s/></text:p>
          </table:table-cell>
          <table:table-cell table:style-name="ce50" office:value-type="float" office:value="185" calcext:value-type="float">
            <text:p><text:s/>18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" calcext:value-type="float">
            <text:p><text:s/>1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94" calcext:value-type="float">
            <text:p><text:s/>494 <text:s/></text:p>
          </table:table-cell>
          <table:table-cell table:style-name="ce50" office:value-type="float" office:value="56" calcext:value-type="float">
            <text:p><text:s/>5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2031" calcext:value-type="float">
            <text:p><text:s/>2,031 <text:s/></text:p>
          </table:table-cell>
          <table:table-cell table:style-name="ce54" office:value-type="float" office:value="223" calcext:value-type="float">
            <text:p><text:s/>223 <text:s/>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230.554" calcext:value-type="float">
            <text:p><text:s/>1,23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461" calcext:value-type="float">
            <text:p><text:s/>1,461 <text:s/></text:p>
          </table:table-cell>
          <table:table-cell table:style-name="ce50" office:value-type="float" office:value="113" calcext:value-type="float">
            <text:p><text:s/>11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1" calcext:value-type="float">
            <text:p><text:s/>28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04" calcext:value-type="float">
            <text:p><text:s/>904 <text:s/></text:p>
          </table:table-cell>
          <table:table-cell table:style-name="ce50" office:value-type="float" office:value="35" calcext:value-type="float">
            <text:p><text:s/>3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0" calcext:value-type="float">
            <text:p><text:s/>3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230.554" calcext:value-type="float">
            <text:p><text:s/>1,23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57" calcext:value-type="float">
            <text:p><text:s/>557 <text:s/></text:p>
          </table:table-cell>
          <table:table-cell table:style-name="ce50" office:value-type="float" office:value="78" calcext:value-type="float">
            <text:p><text:s/>7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1" calcext:value-type="float">
            <text:p><text:s/>25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667.964" calcext:value-type="float">
            <text:p>( 668 <text:s/>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70" calcext:value-type="float">
            <text:p>( 70 <text:s/>)</text:p>
          </table:table-cell>
          <table:table-cell table:style-name="ce53" office:value-type="float" office:value="7" calcext:value-type="float">
            <text:p>( 7 <text:s/>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3" calcext:value-type="float">
            <text:p>( 3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79" calcext:value-type="float">
            <text:p>( 79 <text:s/>)</text:p>
          </table:table-cell>
          <table:table-cell table:style-name="ce55" office:value-type="float" office:value="11" calcext:value-type="float">
            <text:p>( 11 <text:s/>)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230" calcext:value-type="float">
            <text:p>( 230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10" calcext:value-type="float">
            <text:p><text:s/>310 <text:s/></text:p>
          </table:table-cell>
          <table:table-cell table:style-name="ce50" office:value-type="float" office:value="2194" calcext:value-type="float">
            <text:p><text:s/>2,194 <text:s/></text:p>
          </table:table-cell>
          <table:table-cell table:style-name="ce50" office:value-type="float" office:value="322" calcext:value-type="float">
            <text:p><text:s/>32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361" calcext:value-type="float">
            <text:p><text:s/>8,36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32" calcext:value-type="float">
            <text:p><text:s/>1,732 <text:s/></text:p>
          </table:table-cell>
          <table:table-cell table:style-name="ce50" office:value-type="float" office:value="235" calcext:value-type="float">
            <text:p><text:s/>23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360" calcext:value-type="float">
            <text:p><text:s/>8,36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10" calcext:value-type="float">
            <text:p><text:s/>310 <text:s/></text:p>
          </table:table-cell>
          <table:table-cell table:style-name="ce50" office:value-type="float" office:value="462" calcext:value-type="float">
            <text:p><text:s/>462 <text:s/></text:p>
          </table:table-cell>
          <table:table-cell table:style-name="ce50" office:value-type="float" office:value="87" calcext:value-type="float">
            <text:p><text:s/>8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310" calcext:value-type="float">
            <text:p>( 310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82" calcext:value-type="float">
            <text:p><text:s/>1,582 <text:s/></text:p>
          </table:table-cell>
          <table:table-cell table:style-name="ce50" office:value-type="float" office:value="220" calcext:value-type="float">
            <text:p><text:s/>22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24" calcext:value-type="float">
            <text:p><text:s/>424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1959" calcext:value-type="float">
            <text:p><text:s/>1,959 <text:s/></text:p>
          </table:table-cell>
          <table:table-cell table:style-name="ce54" office:value-type="float" office:value="267" calcext:value-type="float">
            <text:p><text:s/>267 <text:s/>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776" calcext:value-type="float">
            <text:p><text:s/>7,776 <text:s/></text:p>
          </table:table-cell>
          <table:table-cell table:style-name="ce50" office:value-type="float" office:value="746" calcext:value-type="float">
            <text:p><text:s/>74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5" calcext:value-type="float">
            <text:p><text:s/>10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097" calcext:value-type="float">
            <text:p><text:s/>8,097 <text:s/></text:p>
          </table:table-cell>
          <table:table-cell table:style-name="ce50" office:value-type="float" office:value="6139" calcext:value-type="float">
            <text:p><text:s/>6,13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70" calcext:value-type="float">
            <text:p><text:s/>57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68" calcext:value-type="float">
            <text:p><text:s/>868 <text:s/></text:p>
          </table:table-cell>
          <table:table-cell table:style-name="ce50" office:value-type="float" office:value="117" calcext:value-type="float">
            <text:p><text:s/>11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" calcext:value-type="float">
            <text:p><text:s/>2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30" calcext:value-type="float">
            <text:p><text:s/>830 <text:s/></text:p>
          </table:table-cell>
          <table:table-cell table:style-name="ce50" office:value-type="float" office:value="214" calcext:value-type="float">
            <text:p><text:s/>21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089" calcext:value-type="float">
            <text:p><text:s/>5,089 <text:s/></text:p>
          </table:table-cell>
          <table:table-cell table:style-name="ce50" office:value-type="float" office:value="890" calcext:value-type="float">
            <text:p><text:s/>89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" calcext:value-type="float">
            <text:p><text:s/>2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658200" calcext:value-type="float">
            <text:p><text:s/>5,658,200 <text:s/></text:p>
          </table:table-cell>
          <table:table-cell table:style-name="ce50" office:value-type="float" office:value="1785234" calcext:value-type="float">
            <text:p><text:s/>1,785,234 <text:s/></text:p>
          </table:table-cell>
          <table:table-cell table:style-name="ce50" office:value-type="float" office:value="1408" calcext:value-type="float">
            <text:p><text:s/>1,408 <text:s/></text:p>
          </table:table-cell>
          <table:table-cell table:style-name="ce50" office:value-type="float" office:value="1245" calcext:value-type="float">
            <text:p><text:s/>1,245 <text:s/></text:p>
          </table:table-cell>
          <table:table-cell table:style-name="ce50" office:value-type="float" office:value="122784" calcext:value-type="float">
            <text:p><text:s/>122,78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08" calcext:value-type="float">
            <text:p><text:s/>1,408 <text:s/></text:p>
          </table:table-cell>
          <table:table-cell table:style-name="ce50" office:value-type="float" office:value="1245" calcext:value-type="float">
            <text:p><text:s/>1,245 <text:s/></text:p>
          </table:table-cell>
          <table:table-cell table:style-name="ce50" office:value-type="float" office:value="122784" calcext:value-type="float">
            <text:p><text:s/>122,78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658200" calcext:value-type="float">
            <text:p><text:s/>5,658,200 <text:s/></text:p>
          </table:table-cell>
          <table:table-cell table:style-name="ce50" office:value-type="float" office:value="1785234" calcext:value-type="float">
            <text:p><text:s/>1,785,23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56" calcext:value-type="float">
            <text:p><text:s/>856 <text:s/></text:p>
          </table:table-cell>
          <table:table-cell table:style-name="ce50" office:value-type="float" office:value="135" calcext:value-type="float">
            <text:p><text:s/>13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0" calcext:value-type="float">
            <text:p><text:s/>3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47" calcext:value-type="float">
            <text:p><text:s/>847 <text:s/></text:p>
          </table:table-cell>
          <table:table-cell table:style-name="ce50" office:value-type="float" office:value="135" calcext:value-type="float">
            <text:p><text:s/>13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9" calcext:value-type="float">
            <text:p><text:s/>29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9" calcext:value-type="float">
            <text:p><text:s/>9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8203.098" calcext:value-type="float">
            <text:p><text:s/>8,20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81441" calcext:value-type="float">
            <text:p><text:s/>181,441 <text:s/></text:p>
          </table:table-cell>
          <table:table-cell table:style-name="ce50" office:value-type="float" office:value="36355" calcext:value-type="float">
            <text:p><text:s/>36,355 <text:s/></text:p>
          </table:table-cell>
          <table:table-cell table:style-name="ce50" office:value-type="float" office:value="10319" calcext:value-type="float">
            <text:p><text:s/>10,319 <text:s/></text:p>
          </table:table-cell>
          <table:table-cell table:style-name="ce50" office:value-type="float" office:value="208489" calcext:value-type="float">
            <text:p><text:s/>208,489 <text:s/></text:p>
          </table:table-cell>
          <table:table-cell table:style-name="ce50" office:value-type="float" office:value="4632" calcext:value-type="float">
            <text:p><text:s/>4,632 <text:s/></text:p>
          </table:table-cell>
          <table:table-cell table:style-name="ce50" office:value-type="float" office:value="29531" calcext:value-type="float">
            <text:p><text:s/>29,53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6851.096" calcext:value-type="float">
            <text:p><text:s/>6,85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18339" calcext:value-type="float">
            <text:p><text:s/>18,33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70" calcext:value-type="float">
            <text:p><text:s/>7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4" calcext:value-type="float">
            <text:p><text:s/>194 <text:s/></text:p>
          </table:table-cell>
          <table:table-cell table:style-name="ce50" office:value-type="float" office:value="15" calcext:value-type="float">
            <text:p><text:s/>1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773" calcext:value-type="float">
            <text:p><text:s/>13,773 <text:s/></text:p>
          </table:table-cell>
          <table:table-cell table:style-name="ce50" office:value-type="float" office:value="1655" calcext:value-type="float">
            <text:p><text:s/>1,65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113" calcext:value-type="float">
            <text:p><text:s/>8,113 <text:s/></text:p>
          </table:table-cell>
          <table:table-cell table:style-name="ce50" office:value-type="float" office:value="1124" calcext:value-type="float">
            <text:p><text:s/>1,12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1262.702" calcext:value-type="float">
            <text:p><text:s/>1,26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22080" calcext:value-type="float">
            <text:p><text:s/>122,080 <text:s/></text:p>
          </table:table-cell>
          <table:table-cell table:style-name="ce50" office:value-type="float" office:value="28488" calcext:value-type="float">
            <text:p><text:s/>28,488 <text:s/></text:p>
          </table:table-cell>
          <table:table-cell table:style-name="ce50" office:value-type="float" office:value="10319" calcext:value-type="float">
            <text:p><text:s/>10,319 <text:s/></text:p>
          </table:table-cell>
          <table:table-cell table:style-name="ce50" office:value-type="float" office:value="208489" calcext:value-type="float">
            <text:p><text:s/>208,489 <text:s/></text:p>
          </table:table-cell>
          <table:table-cell table:style-name="ce50" office:value-type="float" office:value="4632" calcext:value-type="float">
            <text:p><text:s/>4,632 <text:s/></text:p>
          </table:table-cell>
          <table:table-cell table:style-name="ce50" office:value-type="float" office:value="7741" calcext:value-type="float">
            <text:p><text:s/>7,741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89.3" calcext:value-type="float">
            <text:p><text:s/>89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37281" calcext:value-type="float">
            <text:p><text:s/>37,281 <text:s/></text:p>
          </table:table-cell>
          <table:table-cell table:style-name="ce51" office:value-type="float" office:value="5073" calcext:value-type="float">
            <text:p><text:s/>5,073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381" calcext:value-type="float">
            <text:p><text:s/>3,381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3129.072" calcext:value-type="float">
            <text:p><text:s/>3,129 <text:s/></text:p>
          </table:table-cell>
          <table:table-cell table:number-columns-repeated="8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668781.5" calcext:value-type="float">
            <text:p><text:s/>2,668,78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668781.5" calcext:value-type="float">
            <text:p><text:s/>2,668,78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2668781.5" calcext:value-type="float">
            <text:p>( 2,668,782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9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1：車用汽油轉變產出中包含生質酒精(即E100) 120 公秉；消費中包含所有車用汽油，不論是否添加生質酒精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motor gasoline" consisted of 120 kiloliters of biogasoline (E100); the consumption of "motor gasoline" consists of all the motor gasoline, whether or not into which biogasoline are blended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2：我國自民國89年全面禁止含鉛汽油供應，故無鉛汽油統計數值等同車用汽油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unleaded gasoline data is equal to the motor gasoline, since the supply of leaded gasoline was prohibited in 2000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2">
          <table:table-cell table:style-name="ce14"/>
          <table:table-cell table:style-name="ce27"/>
          <table:table-cell table:style-name="ce14" table:number-columns-repeated="1022"/>
        </table:table-row>
        <table:table-row table:style-name="ro6" table:number-rows-repeated="5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4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3.$A$1:.$AMJ$10" table:range-usable-as="repeat-column repeat-row"/>
        </table:named-expressions>
      </table:table>
      <table:table table:name="Page4" table:style-name="ta4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8" table:default-cell-style-name="ce16"/>
        <table:table-column table:style-name="co4" table:default-cell-style-name="ce16"/>
        <table:table-column table:style-name="co2" table:number-columns-repeated="2" table:default-cell-style-name="ce15"/>
        <table:table-column table:style-name="co8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0年(西元1991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28" calcext:value-type="float">
              <text:p>28</text:p>
            </table:table-cell>
            <table:table-cell table:style-name="ce44" office:value-type="float" office:value="29" calcext:value-type="float">
              <text:p>29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4" office:value-type="float" office:value="31" calcext:value-type="float">
              <text:p>31</text:p>
            </table:table-cell>
            <table:table-cell table:style-name="ce44" office:value-type="float" office:value="32" calcext:value-type="float">
              <text:p>32</text:p>
            </table:table-cell>
            <table:table-cell table:style-name="ce44" office:value-type="float" office:value="33" calcext:value-type="float">
              <text:p>33</text:p>
            </table:table-cell>
            <table:table-cell table:style-name="ce44" office:value-type="float" office:value="34" calcext:value-type="float">
              <text:p>34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44" office:value-type="float" office:value="36" calcext:value-type="float">
              <text:p>36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柴油</text:p>
            </table:table-cell>
            <table:table-cell table:style-name="ce45" office:value-type="string" calcext:value-type="string">
              <text:p>燃料油</text:p>
            </table:table-cell>
            <table:table-cell table:style-name="ce45" office:value-type="string" calcext:value-type="string">
              <text:p>白精油</text:p>
            </table:table-cell>
            <table:table-cell table:style-name="ce45" office:value-type="string" calcext:value-type="string">
              <text:p>潤滑油</text:p>
            </table:table-cell>
            <table:table-cell table:style-name="ce45" office:value-type="string" calcext:value-type="string">
              <text:p>柏油</text:p>
            </table:table-cell>
            <table:table-cell table:style-name="ce45" office:value-type="string" calcext:value-type="string">
              <text:p>溶劑油</text:p>
            </table:table-cell>
            <table:table-cell table:style-name="ce45" office:value-type="string" calcext:value-type="string">
              <text:p>石蠟</text:p>
            </table:table-cell>
            <table:table-cell table:style-name="ce45" office:value-type="string" calcext:value-type="string">
              <text:p>石油焦</text:p>
            </table:table-cell>
            <table:table-cell table:style-name="ce45" office:value-type="string" calcext:value-type="string">
              <text:p>其他石油產品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Diesel Oil</text:p>
            </table:table-cell>
            <table:table-cell table:style-name="ce46" office:value-type="string" calcext:value-type="string">
              <text:p>Fuel Oil</text:p>
            </table:table-cell>
            <table:table-cell table:style-name="ce46" office:value-type="string" calcext:value-type="string">
              <text:p>White Spirits</text:p>
            </table:table-cell>
            <table:table-cell table:style-name="ce46" office:value-type="string" calcext:value-type="string">
              <text:p>Lubricants</text:p>
            </table:table-cell>
            <table:table-cell table:style-name="ce46" office:value-type="string" calcext:value-type="string">
              <text:p>Asphalts</text:p>
            </table:table-cell>
            <table:table-cell table:style-name="ce46" office:value-type="string" calcext:value-type="string">
              <text:p>Solvents</text:p>
            </table:table-cell>
            <table:table-cell table:style-name="ce46" office:value-type="string" calcext:value-type="string">
              <text:p>Paraffin Waxes</text:p>
            </table:table-cell>
            <table:table-cell table:style-name="ce46" office:value-type="string" calcext:value-type="string">
              <text:p>Petroleum Coke</text:p>
            </table:table-cell>
            <table:table-cell table:style-name="ce46" office:value-type="string" calcext:value-type="string">
              <text:p>Other Petroleum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8"/>
            <table:table-cell table:style-name="ce62" office:value-type="string" calcext:value-type="string">
              <text:p>Products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噸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256404" calcext:value-type="float">
            <text:p><text:s/>256,404 <text:s/></text:p>
          </table:table-cell>
          <table:table-cell table:style-name="ce50" office:value-type="float" office:value="2685547" calcext:value-type="float">
            <text:p><text:s/>2,685,54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1820" calcext:value-type="float">
            <text:p><text:s/>151,820 <text:s/></text:p>
          </table:table-cell>
          <table:table-cell table:style-name="ce50" office:value-type="float" office:value="488" calcext:value-type="float">
            <text:p><text:s/>488 <text:s/></text:p>
          </table:table-cell>
          <table:table-cell table:style-name="ce50" office:value-type="float" office:value="317742.574827503" calcext:value-type="float">
            <text:p><text:s/>317,74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527" calcext:value-type="float">
            <text:p><text:s/>3,527 <text:s/></text:p>
          </table:table-cell>
          <table:table-cell table:style-name="ce50" office:value-type="float" office:value="121036" calcext:value-type="float">
            <text:p><text:s/>121,03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178561" calcext:value-type="float">
            <text:p><text:s/>178,561 <text:s/></text:p>
          </table:table-cell>
          <table:table-cell table:style-name="ce50" office:value-type="float" office:value="217359" calcext:value-type="float">
            <text:p><text:s/>217,35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9884" calcext:value-type="float">
            <text:p><text:s/>109,884 <text:s/></text:p>
          </table:table-cell>
          <table:table-cell table:style-name="ce50" office:value-type="float" office:value="32234" calcext:value-type="float">
            <text:p><text:s/>32,234 <text:s/></text:p>
          </table:table-cell>
          <table:table-cell table:style-name="ce50" office:value-type="float" office:value="13333.7312286775" calcext:value-type="float">
            <text:p><text:s/>13,33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751" calcext:value-type="float">
            <text:p><text:s/>5,751 <text:s/></text:p>
          </table:table-cell>
          <table:table-cell table:style-name="ce50" office:value-type="float" office:value="140459.352657005" calcext:value-type="float">
            <text:p><text:s/>140,45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style-name="ce50" office:value-type="float" office:value="107154" calcext:value-type="float">
            <text:p><text:s/>107,154 <text:s/></text:p>
          </table:table-cell>
          <table:table-cell table:style-name="ce50" office:value-type="float" office:value="1468869" calcext:value-type="float">
            <text:p><text:s/>1,468,86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98" calcext:value-type="float">
            <text:p><text:s/>2,09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160992" calcext:value-type="float">
            <text:p><text:s/>160,992 <text:s/></text:p>
          </table:table-cell>
          <table:table-cell table:style-name="ce50" office:value-type="float" office:value="-180379.769230769" calcext:value-type="float">
            <text:p><text:s/>-180,38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4446.8316831683" calcext:value-type="float">
            <text:p><text:s/>34,447 <text:s/></text:p>
          </table:table-cell>
          <table:table-cell table:style-name="ce50" office:value-type="float" office:value="-6516" calcext:value-type="float">
            <text:p><text:s/>-6,516 <text:s/></text:p>
          </table:table-cell>
          <table:table-cell table:style-name="ce50" office:value-type="float" office:value="7483.99999999999" calcext:value-type="float">
            <text:p><text:s/>7,48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9061" calcext:value-type="float">
            <text:p><text:s/>-9,061 <text:s/></text:p>
          </table:table-cell>
          <table:table-cell table:style-name="ce50" office:value-type="float" office:value="-46214.3666666667" calcext:value-type="float">
            <text:p><text:s/>-46,214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-190303" calcext:value-type="float">
            <text:p><text:s/>-190,303 <text:s/></text:p>
          </table:table-cell>
          <table:table-cell table:style-name="ce51" office:value-type="float" office:value="1179698.76923077" calcext:value-type="float">
            <text:p><text:s/>1,179,699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5391.16831683168" calcext:value-type="float">
            <text:p><text:s/>5,391 <text:s/></text:p>
          </table:table-cell>
          <table:table-cell table:style-name="ce51" office:value-type="float" office:value="-25230" calcext:value-type="float">
            <text:p><text:s/>-25,230 <text:s/></text:p>
          </table:table-cell>
          <table:table-cell table:style-name="ce51" office:value-type="float" office:value="296924.843598825" calcext:value-type="float">
            <text:p><text:s/>296,925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6837" calcext:value-type="float">
            <text:p><text:s/>6,837 <text:s/></text:p>
          </table:table-cell>
          <table:table-cell table:style-name="ce51" office:value-type="float" office:value="26791.0140096618" calcext:value-type="float">
            <text:p><text:s/>26,79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83309" calcext:value-type="float">
            <text:p><text:s/>83,309 <text:s/></text:p>
          </table:table-cell>
          <table:table-cell table:style-name="ce50" office:value-type="float" office:value="1682242.76923077" calcext:value-type="float">
            <text:p><text:s/>1,682,24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12" calcext:value-type="float">
            <text:p><text:s/>1,612 <text:s/></text:p>
          </table:table-cell>
          <table:table-cell table:style-name="ce50" office:value-type="float" office:value="43" calcext:value-type="float">
            <text:p><text:s/>43 <text:s/></text:p>
          </table:table-cell>
          <table:table-cell table:style-name="ce50" office:value-type="float" office:value="2241" calcext:value-type="float">
            <text:p><text:s/>2,24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27230.5" calcext:value-type="float">
            <text:p><text:s/>127,231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488688.93754249" calcext:value-type="float">
            <text:p><text:s/>488,689 <text:s/></text:p>
          </table:table-cell>
          <table:table-cell table:style-name="ce50" office:value-type="float" office:value="5809529.0601282" calcext:value-type="float">
            <text:p><text:s/>5,809,52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488672" calcext:value-type="float">
            <text:p><text:s/>488,672 <text:s/></text:p>
          </table:table-cell>
          <table:table-cell table:style-name="ce50" office:value-type="float" office:value="5646823" calcext:value-type="float">
            <text:p><text:s/>5,646,82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16.93754249" calcext:value-type="float">
            <text:p><text:s/>17 <text:s/></text:p>
          </table:table-cell>
          <table:table-cell table:style-name="ce51" office:value-type="float" office:value="162706.0601282" calcext:value-type="float">
            <text:p><text:s/>162,706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4978482" calcext:value-type="float">
            <text:p><text:s/>4,978,482 <text:s/></text:p>
          </table:table-cell>
          <table:table-cell table:style-name="ce50" office:value-type="float" office:value="12282700" calcext:value-type="float">
            <text:p><text:s/>12,282,70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29461.386138614" calcext:value-type="float">
            <text:p><text:s/>329,461 <text:s/></text:p>
          </table:table-cell>
          <table:table-cell table:style-name="ce50" office:value-type="float" office:value="542765" calcext:value-type="float">
            <text:p><text:s/>542,765 <text:s/></text:p>
          </table:table-cell>
          <table:table-cell table:style-name="ce50" office:value-type="float" office:value="70471" calcext:value-type="float">
            <text:p><text:s/>70,47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2812" calcext:value-type="float">
            <text:p><text:s/>102,812 <text:s/></text:p>
          </table:table-cell>
          <table:table-cell table:style-name="ce50" office:value-type="float" office:value="1358792.51497585" calcext:value-type="float">
            <text:p><text:s/>1,358,79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4909586.43636364" calcext:value-type="float">
            <text:p><text:s/>4,909,586 <text:s/></text:p>
          </table:table-cell>
          <table:table-cell table:style-name="ce50" office:value-type="float" office:value="12282700" calcext:value-type="float">
            <text:p><text:s/>12,282,70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29461.386138614" calcext:value-type="float">
            <text:p><text:s/>329,461 <text:s/></text:p>
          </table:table-cell>
          <table:table-cell table:style-name="ce50" office:value-type="float" office:value="542765" calcext:value-type="float">
            <text:p><text:s/>542,765 <text:s/></text:p>
          </table:table-cell>
          <table:table-cell table:style-name="ce50" office:value-type="float" office:value="70471" calcext:value-type="float">
            <text:p><text:s/>70,47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2812" calcext:value-type="float">
            <text:p><text:s/>102,812 <text:s/></text:p>
          </table:table-cell>
          <table:table-cell table:style-name="ce50" office:value-type="float" office:value="1281490.39942029" calcext:value-type="float">
            <text:p><text:s/>1,281,49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68895.5636363636" calcext:value-type="float">
            <text:p><text:s/>68,896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51" office:value-type="float" office:value="77302.1155555556" calcext:value-type="float">
            <text:p><text:s/>77,30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29687" calcext:value-type="float">
            <text:p><text:s/>29,687 <text:s/></text:p>
          </table:table-cell>
          <table:table-cell table:style-name="ce50" office:value-type="float" office:value="379277.86021501" calcext:value-type="float">
            <text:p><text:s/>379,27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style-name="ce50" office:value-type="float" office:value="59" calcext:value-type="float">
            <text:p><text:s/>59 <text:s/></text:p>
          </table:table-cell>
          <table:table-cell table:style-name="ce50" office:value-type="float" office:value="292" calcext:value-type="float">
            <text:p><text:s/>29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351" calcext:value-type="float">
            <text:p><text:s/>351 <text:s/></text:p>
          </table:table-cell>
          <table:table-cell table:style-name="ce50" office:value-type="float" office:value="9324" calcext:value-type="float">
            <text:p><text:s/>9,32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29218" calcext:value-type="float">
            <text:p><text:s/>29,218 <text:s/></text:p>
          </table:table-cell>
          <table:table-cell table:style-name="ce50" office:value-type="float" office:value="369661.86021501" calcext:value-type="float">
            <text:p><text:s/>369,66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style-name="ce51" office:value-type="float" office:value="59" calcext:value-type="float">
            <text:p><text:s/>59 <text:s/></text:p>
          </table:table-cell>
          <table:table-cell table:number-columns-repeated="8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4186494.06245751" calcext:value-type="float">
            <text:p><text:s/>4,186,494 <text:s/></text:p>
          </table:table-cell>
          <table:table-cell table:style-name="ce52" office:value-type="float" office:value="5591349.07965679" calcext:value-type="float">
            <text:p><text:s/>5,591,349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333240.554455446" calcext:value-type="float">
            <text:p><text:s/>333,241 <text:s/></text:p>
          </table:table-cell>
          <table:table-cell table:style-name="ce52" office:value-type="float" office:value="517492" calcext:value-type="float">
            <text:p><text:s/>517,492 <text:s/></text:p>
          </table:table-cell>
          <table:table-cell table:style-name="ce52" office:value-type="float" office:value="365154.843598825" calcext:value-type="float">
            <text:p><text:s/>365,155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109649" calcext:value-type="float">
            <text:p><text:s/>109,649 <text:s/></text:p>
          </table:table-cell>
          <table:table-cell table:style-name="ce52" office:value-type="float" office:value="1258353.02898551" calcext:value-type="float">
            <text:p><text:s/>1,258,353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4186494.06245751" calcext:value-type="float">
            <text:p><text:s/>4,186,494 <text:s/></text:p>
          </table:table-cell>
          <table:table-cell table:style-name="ce52" office:value-type="float" office:value="5591349.07965679" calcext:value-type="float">
            <text:p><text:s/>5,591,349 <text:s/>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100389" calcext:value-type="float">
            <text:p><text:s/>100,389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258442.06245751" calcext:value-type="float">
            <text:p><text:s/>258,442 <text:s/></text:p>
          </table:table-cell>
          <table:table-cell table:style-name="ce50" office:value-type="float" office:value="4924218.07965679" calcext:value-type="float">
            <text:p><text:s/>4,924,21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0389" calcext:value-type="float">
            <text:p><text:s/>100,38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23532" calcext:value-type="float">
            <text:p><text:s/>23,532 <text:s/></text:p>
          </table:table-cell>
          <table:table-cell table:style-name="ce50" office:value-type="float" office:value="13728" calcext:value-type="float">
            <text:p><text:s/>13,72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28591" calcext:value-type="float">
            <text:p><text:s/>28,591 <text:s/></text:p>
          </table:table-cell>
          <table:table-cell table:style-name="ce50" office:value-type="float" office:value="441424.91733543" calcext:value-type="float">
            <text:p><text:s/>441,42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6539" calcext:value-type="float">
            <text:p><text:s/>6,539 <text:s/></text:p>
          </table:table-cell>
          <table:table-cell table:style-name="ce50" office:value-type="float" office:value="973095.91500487" calcext:value-type="float">
            <text:p><text:s/>973,09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357" calcext:value-type="float">
            <text:p><text:s/>357 <text:s/></text:p>
          </table:table-cell>
          <table:table-cell table:style-name="ce50" office:value-type="float" office:value="26689" calcext:value-type="float">
            <text:p><text:s/>26,68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1235" calcext:value-type="float">
            <text:p><text:s/>1,235 <text:s/></text:p>
          </table:table-cell>
          <table:table-cell table:style-name="ce50" office:value-type="float" office:value="7612" calcext:value-type="float">
            <text:p><text:s/>7,61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5356.06245751" calcext:value-type="float">
            <text:p><text:s/>5,356 <text:s/></text:p>
          </table:table-cell>
          <table:table-cell table:style-name="ce50" office:value-type="float" office:value="451021.51269038" calcext:value-type="float">
            <text:p><text:s/>451,02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700" calcext:value-type="float">
            <text:p><text:s/>19,70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778" calcext:value-type="float">
            <text:p><text:s/>778 <text:s/></text:p>
          </table:table-cell>
          <table:table-cell table:style-name="ce50" office:value-type="float" office:value="1589" calcext:value-type="float">
            <text:p><text:s/>1,58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31579" calcext:value-type="float">
            <text:p><text:s/>31,579 <text:s/></text:p>
          </table:table-cell>
          <table:table-cell table:style-name="ce50" office:value-type="float" office:value="1212150.83752411" calcext:value-type="float">
            <text:p><text:s/>1,212,15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31579" calcext:value-type="float">
            <text:p><text:s/>31,579 <text:s/></text:p>
          </table:table-cell>
          <table:table-cell table:style-name="ce50" office:value-type="float" office:value="1189693.12564384" calcext:value-type="float">
            <text:p><text:s/>1,189,69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31579" calcext:value-type="float">
            <text:p>( 31,579 <text:s/>)</text:p>
          </table:table-cell>
          <table:table-cell table:style-name="ce53" office:value-type="float" office:value="1189693.125687" calcext:value-type="float">
            <text:p>( 1,189,693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-0.00004316" calcext:value-type="float">
            <text:p>( -0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457.71189127" calcext:value-type="float">
            <text:p><text:s/>22,45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0.000011" calcext:value-type="float">
            <text:p><text:s/>-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5102" calcext:value-type="float">
            <text:p><text:s/>5,102 <text:s/></text:p>
          </table:table-cell>
          <table:table-cell table:style-name="ce50" office:value-type="float" office:value="110191" calcext:value-type="float">
            <text:p><text:s/>110,19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1064" calcext:value-type="float">
            <text:p><text:s/>1,064 <text:s/></text:p>
          </table:table-cell>
          <table:table-cell table:style-name="ce50" office:value-type="float" office:value="106693" calcext:value-type="float">
            <text:p><text:s/>106,69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3927" calcext:value-type="float">
            <text:p><text:s/>3,927 <text:s/></text:p>
          </table:table-cell>
          <table:table-cell table:style-name="ce54" office:value-type="float" office:value="233221.897102" calcext:value-type="float">
            <text:p><text:s/>233,222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33801" calcext:value-type="float">
            <text:p><text:s/>33,801 <text:s/></text:p>
          </table:table-cell>
          <table:table-cell table:style-name="ce50" office:value-type="float" office:value="486778" calcext:value-type="float">
            <text:p><text:s/>486,77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0689" calcext:value-type="float">
            <text:p><text:s/>80,68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26364" calcext:value-type="float">
            <text:p><text:s/>26,364 <text:s/></text:p>
          </table:table-cell>
          <table:table-cell table:style-name="ce50" office:value-type="float" office:value="46485" calcext:value-type="float">
            <text:p><text:s/>46,48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9350" calcext:value-type="float">
            <text:p><text:s/>39,35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7437" calcext:value-type="float">
            <text:p><text:s/>7,437 <text:s/></text:p>
          </table:table-cell>
          <table:table-cell table:style-name="ce50" office:value-type="float" office:value="440293" calcext:value-type="float">
            <text:p><text:s/>440,29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1339" calcext:value-type="float">
            <text:p><text:s/>41,33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384" calcext:value-type="float">
            <text:p>( 384 <text:s/>)</text:p>
          </table:table-cell>
          <table:table-cell table:style-name="ce53" office:value-type="float" office:value="27757" calcext:value-type="float">
            <text:p>( 27,757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2301" calcext:value-type="float">
            <text:p>( 2,301 <text:s/>)</text:p>
          </table:table-cell>
          <table:table-cell table:style-name="ce55" office:value-type="float" office:value="263338" calcext:value-type="float">
            <text:p>( 263,338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7518" calcext:value-type="float">
            <text:p><text:s/>17,518 <text:s/></text:p>
          </table:table-cell>
          <table:table-cell table:style-name="ce50" office:value-type="float" office:value="565079" calcext:value-type="float">
            <text:p><text:s/>565,07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5522" calcext:value-type="float">
            <text:p><text:s/>15,522 <text:s/></text:p>
          </table:table-cell>
          <table:table-cell table:style-name="ce50" office:value-type="float" office:value="508068" calcext:value-type="float">
            <text:p><text:s/>508,06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1996" calcext:value-type="float">
            <text:p><text:s/>1,996 <text:s/></text:p>
          </table:table-cell>
          <table:table-cell table:style-name="ce50" office:value-type="float" office:value="57011" calcext:value-type="float">
            <text:p><text:s/>57,01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5168" calcext:value-type="float">
            <text:p><text:s/>5,168 <text:s/></text:p>
          </table:table-cell>
          <table:table-cell table:style-name="ce50" office:value-type="float" office:value="74663" calcext:value-type="float">
            <text:p><text:s/>74,66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1752" calcext:value-type="float">
            <text:p><text:s/>1,752 <text:s/></text:p>
          </table:table-cell>
          <table:table-cell table:style-name="ce54" office:value-type="float" office:value="15335" calcext:value-type="float">
            <text:p><text:s/>15,335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8306" calcext:value-type="float">
            <text:p><text:s/>8,306 <text:s/></text:p>
          </table:table-cell>
          <table:table-cell table:style-name="ce50" office:value-type="float" office:value="58592" calcext:value-type="float">
            <text:p><text:s/>58,59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14845" calcext:value-type="float">
            <text:p><text:s/>14,845 <text:s/></text:p>
          </table:table-cell>
          <table:table-cell table:style-name="ce50" office:value-type="float" office:value="44375" calcext:value-type="float">
            <text:p><text:s/>44,37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2043" calcext:value-type="float">
            <text:p><text:s/>2,043 <text:s/></text:p>
          </table:table-cell>
          <table:table-cell table:style-name="ce50" office:value-type="float" office:value="25948" calcext:value-type="float">
            <text:p><text:s/>25,94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style-name="ce50" office:value-type="float" office:value="165" calcext:value-type="float">
            <text:p><text:s/>165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style-name="ce50" office:value-type="float" office:value="66784" calcext:value-type="float">
            <text:p><text:s/>66,784 <text:s/></text:p>
          </table:table-cell>
          <table:table-cell table:style-name="ce50" office:value-type="float" office:value="76031" calcext:value-type="float">
            <text:p><text:s/>76,03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style-name="ce50" office:value-type="float" office:value="2686837" calcext:value-type="float">
            <text:p><text:s/>2,686,837 <text:s/></text:p>
          </table:table-cell>
          <table:table-cell table:style-name="ce50" office:value-type="float" office:value="150071" calcext:value-type="float">
            <text:p><text:s/>150,07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style-name="ce50" office:value-type="float" office:value="2548047" calcext:value-type="float">
            <text:p><text:s/>2,548,047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style-name="ce50" office:value-type="float" office:value="50950" calcext:value-type="float">
            <text:p><text:s/>50,950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style-name="ce50" office:value-type="float" office:value="87840" calcext:value-type="float">
            <text:p><text:s/>87,840 <text:s/></text:p>
          </table:table-cell>
          <table:table-cell table:style-name="ce50" office:value-type="float" office:value="150071" calcext:value-type="float">
            <text:p><text:s/>150,07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816459" calcext:value-type="float">
            <text:p><text:s/>816,459 <text:s/></text:p>
          </table:table-cell>
          <table:table-cell table:style-name="ce50" office:value-type="float" office:value="157242" calcext:value-type="float">
            <text:p><text:s/>157,24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1304" calcext:value-type="float">
            <text:p><text:s/>1,304 <text:s/></text:p>
          </table:table-cell>
          <table:table-cell table:style-name="ce50" office:value-type="float" office:value="752" calcext:value-type="float">
            <text:p><text:s/>75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style-name="ce51" office:value-type="float" office:value="815155" calcext:value-type="float">
            <text:p><text:s/>815,155 <text:s/></text:p>
          </table:table-cell>
          <table:table-cell table:style-name="ce51" office:value-type="float" office:value="156490" calcext:value-type="float">
            <text:p><text:s/>156,490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424756" calcext:value-type="float">
            <text:p><text:s/>424,756 <text:s/></text:p>
          </table:table-cell>
          <table:table-cell table:style-name="ce50" office:value-type="float" office:value="359818" calcext:value-type="float">
            <text:p><text:s/>359,81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44930" calcext:value-type="float">
            <text:p><text:s/>44,930 <text:s/></text:p>
          </table:table-cell>
          <table:table-cell table:style-name="ce50" office:value-type="float" office:value="65084" calcext:value-type="float">
            <text:p><text:s/>65,08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3219" calcext:value-type="float">
            <text:p><text:s/>3,219 <text:s/></text:p>
          </table:table-cell>
          <table:table-cell table:style-name="ce50" office:value-type="float" office:value="5557" calcext:value-type="float">
            <text:p><text:s/>5,55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style-name="ce50" office:value-type="float" office:value="11294" calcext:value-type="float">
            <text:p><text:s/>11,294 <text:s/></text:p>
          </table:table-cell>
          <table:table-cell table:style-name="ce50" office:value-type="float" office:value="467" calcext:value-type="float">
            <text:p><text:s/>46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style-name="ce50" office:value-type="float" office:value="5699" calcext:value-type="float">
            <text:p><text:s/>5,699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3151" calcext:value-type="float">
            <text:p><text:s/>3,151 <text:s/></text:p>
          </table:table-cell>
          <table:table-cell table:style-name="ce50" office:value-type="float" office:value="1642" calcext:value-type="float">
            <text:p><text:s/>1,64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254108" calcext:value-type="float">
            <text:p><text:s/>254,108 <text:s/></text:p>
          </table:table-cell>
          <table:table-cell table:style-name="ce50" office:value-type="float" office:value="246267" calcext:value-type="float">
            <text:p><text:s/>246,26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102355" calcext:value-type="float">
            <text:p><text:s/>102,355 <text:s/></text:p>
          </table:table-cell>
          <table:table-cell table:style-name="ce51" office:value-type="float" office:value="40801" calcext:value-type="float">
            <text:p><text:s/>40,801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33240.554455446" calcext:value-type="float">
            <text:p><text:s/>333,241 <text:s/></text:p>
          </table:table-cell>
          <table:table-cell table:style-name="ce50" office:value-type="float" office:value="517492" calcext:value-type="float">
            <text:p><text:s/>517,492 <text:s/></text:p>
          </table:table-cell>
          <table:table-cell table:style-name="ce50" office:value-type="float" office:value="365154.843598825" calcext:value-type="float">
            <text:p><text:s/>365,15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260" calcext:value-type="float">
            <text:p><text:s/>9,260 <text:s/></text:p>
          </table:table-cell>
          <table:table-cell table:style-name="ce50" office:value-type="float" office:value="1258353.02898551" calcext:value-type="float">
            <text:p><text:s/>1,258,353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33240.554455446" calcext:value-type="float">
            <text:p><text:s/>333,241 <text:s/></text:p>
          </table:table-cell>
          <table:table-cell table:style-name="ce50" office:value-type="float" office:value="517492" calcext:value-type="float">
            <text:p><text:s/>517,492 <text:s/></text:p>
          </table:table-cell>
          <table:table-cell table:style-name="ce50" office:value-type="float" office:value="365154.843598825" calcext:value-type="float">
            <text:p><text:s/>365,15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260" calcext:value-type="float">
            <text:p><text:s/>9,260 <text:s/></text:p>
          </table:table-cell>
          <table:table-cell table:style-name="ce50" office:value-type="float" office:value="1258353.02898551" calcext:value-type="float">
            <text:p><text:s/>1,258,353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1865219.71919505" calcext:value-type="float">
            <text:p><text:s/>1,865,220 <text:s/></text:p>
          </table:table-cell>
          <table:table-cell table:style-name="ce57" office:value-type="float" office:value="23731537.842164" calcext:value-type="float">
            <text:p><text:s/>23,731,538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1865131.46605005" calcext:value-type="float">
            <text:p><text:s/>1,865,131 <text:s/></text:p>
          </table:table-cell>
          <table:table-cell table:style-name="ce57" office:value-type="float" office:value="22663413.5459499" calcext:value-type="float">
            <text:p><text:s/>22,663,414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88.253145" calcext:value-type="float">
            <text:p><text:s/>88 <text:s/></text:p>
          </table:table-cell>
          <table:table-cell table:style-name="ce57" office:value-type="float" office:value="1068124.296214" calcext:value-type="float">
            <text:p><text:s/>1,068,124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63" office:value-type="string" calcext:value-type="string" table:number-columns-spanned="12" table:number-rows-spanned="1">
            <text:p>說明 3：柴油轉變產出中包含生質柴油(即B100) 60 公秉，自103年5月5日起已停止摻配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column "diesel oil" consisted of 60 kiloliters of biodiesels (B100). It has no longer been blended with B100 since May 5, 2014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4：燃料油轉變產出含再生燃料油 46,510 公秉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fuel oil" consisted of 46,510 kiloliters of liquid biofuels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4" table:number-columns-spanned="12" table:number-rows-spanned="1"/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6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4.$A$1:.$AMJ$10" table:range-usable-as="repeat-column repeat-row"/>
        </table:named-expressions>
      </table:table>
      <table:table table:name="Page5" table:style-name="ta5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3" table:default-cell-style-name="ce16"/>
        <table:table-column table:style-name="co14" table:number-columns-repeated="2" table:default-cell-style-name="ce16"/>
        <table:table-column table:style-name="co13" table:number-columns-repeated="2" table:default-cell-style-name="ce16"/>
        <table:table-column table:style-name="co14" table:number-columns-repeated="4" table:default-cell-style-name="ce16"/>
        <table:table-column table:style-name="co6" table:default-cell-style-name="ce15"/>
        <table:table-column table:style-name="co15" table:default-cell-style-name="ce15"/>
        <table:table-column table:style-name="co16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3" table:number-rows-spanned="1">
              <text:p>能源平衡表－OECD能源統計格式（原始單位）</text:p>
            </table:table-cell>
            <table:covered-table-cell table:number-columns-repeated="12" table:style-name="ce17"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0年(西元1991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37" calcext:value-type="float">
              <text:p>37</text:p>
            </table:table-cell>
            <table:table-cell table:style-name="ce44" office:value-type="float" office:value="38" calcext:value-type="float">
              <text:p>38</text:p>
            </table:table-cell>
            <table:table-cell table:style-name="ce44" office:value-type="float" office:value="39" calcext:value-type="float">
              <text:p>39</text:p>
            </table:table-cell>
            <table:table-cell table:style-name="ce44" office:value-type="float" office:value="40" calcext:value-type="float">
              <text:p>40</text:p>
            </table:table-cell>
            <table:table-cell table:style-name="ce44" office:value-type="float" office:value="41" calcext:value-type="float">
              <text:p>41</text:p>
            </table:table-cell>
            <table:table-cell table:style-name="ce44" office:value-type="float" office:value="42" calcext:value-type="float">
              <text:p>42</text:p>
            </table:table-cell>
            <table:table-cell table:style-name="ce44" office:value-type="float" office:value="43" calcext:value-type="float">
              <text:p>43</text:p>
            </table:table-cell>
            <table:table-cell table:style-name="ce44" office:value-type="float" office:value="44" calcext:value-type="float">
              <text:p>44</text:p>
            </table:table-cell>
            <table:table-cell table:style-name="ce44" office:value-type="float" office:value="45" calcext:value-type="float">
              <text:p>45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天然氣合計</text:p>
            </table:table-cell>
            <table:table-cell table:style-name="ce45" office:value-type="string" calcext:value-type="string">
              <text:p>(自產)</text:p>
            </table:table-cell>
            <table:table-cell table:style-name="ce45" office:value-type="string" calcext:value-type="string">
              <text:p>(進口)</text:p>
            </table:table-cell>
            <table:table-cell table:style-name="ce45" office:value-type="string" calcext:value-type="string">
              <text:p>生質能及</text:p>
            </table:table-cell>
            <table:table-cell table:style-name="ce45" office:value-type="string" calcext:value-type="string">
              <text:p>生質能合計</text:p>
            </table:table-cell>
            <table:table-cell table:style-name="ce45" office:value-type="string" calcext:value-type="string">
              <text:p>固態生質能</text:p>
            </table:table-cell>
            <table:table-cell table:style-name="ce45" office:value-type="string" calcext:value-type="string">
              <text:p>液態生質能</text:p>
            </table:table-cell>
            <table:table-cell table:style-name="ce45" office:value-type="string" calcext:value-type="string">
              <text:p>氣態生質能</text:p>
            </table:table-cell>
            <table:table-cell table:style-name="ce45" office:value-type="string" calcext:value-type="string">
              <text:p>廢棄物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45" office:value-type="string" calcext:value-type="string">
              <text:p>天然氣</text:p>
            </table:table-cell>
            <table:table-cell table:style-name="ce45" office:value-type="string" calcext:value-type="string">
              <text:p>液化天然氣</text:p>
            </table:table-cell>
            <table:table-cell table:style-name="ce45" office:value-type="string" calcext:value-type="string">
              <text:p>廢棄物合計</text:p>
            </table:table-cell>
            <table:table-cell table:style-name="ce45" table:number-columns-repeated="3"/>
            <table:table-cell table:style-name="ce61"/>
            <table:table-cell table:style-name="ce45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(Indigenous)</text:p>
            </table:table-cell>
            <table:table-cell table:style-name="ce46" office:value-type="string" calcext:value-type="string">
              <text:p>(Imported)</text:p>
            </table:table-cell>
            <table:table-cell table:style-name="ce46" office:value-type="string" calcext:value-type="string">
              <text:p>Biomass and</text:p>
            </table:table-cell>
            <table:table-cell table:style-name="ce46" office:value-type="string" calcext:value-type="string">
              <text:p>Biomasss Total</text:p>
            </table:table-cell>
            <table:table-cell table:style-name="ce46" office:value-type="string" calcext:value-type="string">
              <text:p>Solid Biomass</text:p>
            </table:table-cell>
            <table:table-cell table:style-name="ce46" office:value-type="string" calcext:value-type="string">
              <text:p>Liguid Biomass</text:p>
            </table:table-cell>
            <table:table-cell table:style-name="ce46" office:value-type="string" calcext:value-type="string">
              <text:p>Biogas</text:p>
            </table:table-cell>
            <table:table-cell table:style-name="ce62" office:value-type="string" calcext:value-type="string">
              <text:p>Waste an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Total</text:p>
            </table:table-cell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LNG</text:p>
            </table:table-cell>
            <table:table-cell table:style-name="ce62" office:value-type="string" calcext:value-type="string">
              <text:p>Waste Total</text:p>
            </table:table-cell>
            <table:table-cell table:style-name="ce62" table:number-columns-repeated="3"/>
            <table:table-cell table:style-name="ce46"/>
            <table:table-cell table:style-name="ce62" office:value-type="string" calcext:value-type="string">
              <text:p>Other Non-Specifie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噸)</text:p>
            </table:table-cell>
            <table:table-cell table:number-columns-repeated="2" table:style-name="ce45" office:value-type="string" calcext:value-type="string">
              <text:p>(千立方公尺)</text:p>
            </table:table-cell>
            <table:table-cell table:number-columns-repeated="6"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MT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number-columns-repeated="6"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38-C39</text:p>
            </table:table-cell>
            <table:table-cell table:style-name="ce48" table:number-columns-repeated="2"/>
            <table:table-cell table:style-name="ce48" office:value-type="string" calcext:value-type="string">
              <text:p>C41+C45</text:p>
            </table:table-cell>
            <table:table-cell table:style-name="ce48" office:value-type="string" calcext:value-type="string">
              <text:p>C42-C44</text:p>
            </table:table-cell>
            <table:table-cell table:style-name="ce48" table:number-columns-repeated="4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664362.289562289" calcext:value-type="float">
            <text:p><text:s/>664,362 <text:s/></text:p>
          </table:table-cell>
          <table:table-cell table:style-name="ce49" office:value-type="float" office:value="986578" calcext:value-type="float">
            <text:p><text:s/>986,578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67855.146079545" calcext:value-type="float">
            <text:p><text:s/>67,855 <text:s/></text:p>
          </table:table-cell>
          <table:table-cell table:number-columns-repeated="2" table:style-name="ce49" office:value-type="float" office:value="58492.2567462117" calcext:value-type="float">
            <text:p><text:s/>58,492 <text:s/></text:p>
          </table:table-cell>
          <table:table-cell table:number-columns-repeated="2" table:style-name="ce49" office:value-type="float" office:value="0" calcext:value-type="float">
            <text:p/>
          </table:table-cell>
          <table:table-cell table:style-name="ce49" office:value-type="float" office:value="9362.88933333333" calcext:value-type="float">
            <text:p><text:s/>9,363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1568520.45454545" calcext:value-type="float">
            <text:p><text:s/>1,568,52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70447" calcext:value-type="float">
            <text:p><text:s/>2,070,44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161062.878787879" calcext:value-type="float">
            <text:p><text:s/>161,063 <text:s/></text:p>
          </table:table-cell>
          <table:table-cell table:style-name="ce50" office:value-type="float" office:value="85554" calcext:value-type="float">
            <text:p><text:s/>85,554 <text:s/></text:p>
          </table:table-cell>
          <table:table-cell table:style-name="ce50" office:value-type="float" office:value="136555" calcext:value-type="float">
            <text:p><text:s/>136,55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2071819.86531987" calcext:value-type="float">
            <text:p><text:s/>2,071,820 <text:s/></text:p>
          </table:table-cell>
          <table:table-cell table:style-name="ce51" office:value-type="float" office:value="901024" calcext:value-type="float">
            <text:p><text:s/>901,024 <text:s/></text:p>
          </table:table-cell>
          <table:table-cell table:style-name="ce51" office:value-type="float" office:value="1933892" calcext:value-type="float">
            <text:p><text:s/>1,933,892 <text:s/></text:p>
          </table:table-cell>
          <table:table-cell table:style-name="ce51" office:value-type="float" office:value="67855.146079545" calcext:value-type="float">
            <text:p><text:s/>67,855 <text:s/></text:p>
          </table:table-cell>
          <table:table-cell table:number-columns-repeated="2" table:style-name="ce51" office:value-type="float" office:value="58492.2567462117" calcext:value-type="float">
            <text:p><text:s/>58,492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9362.88933333333" calcext:value-type="float">
            <text:p><text:s/>9,36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1503769.6969697" calcext:value-type="float">
            <text:p><text:s/>1,503,77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84976" calcext:value-type="float">
            <text:p><text:s/>1,984,97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540156.727463599" calcext:value-type="float">
            <text:p><text:s/>540,157 <text:s/></text:p>
          </table:table-cell>
          <table:table-cell table:style-name="ce50" office:value-type="float" office:value="2992.5909125" calcext:value-type="float">
            <text:p><text:s/>2,993 <text:s/></text:p>
          </table:table-cell>
          <table:table-cell table:style-name="ce50" office:value-type="float" office:value="710346.79944084" calcext:value-type="float">
            <text:p><text:s/>710,347 <text:s/></text:p>
          </table:table-cell>
          <table:table-cell table:style-name="ce50" office:value-type="float" office:value="65982.5682173998" calcext:value-type="float">
            <text:p><text:s/>65,983 <text:s/></text:p>
          </table:table-cell>
          <table:table-cell table:number-columns-repeated="2" table:style-name="ce50" office:value-type="float" office:value="58492.2567507332" calcext:value-type="float">
            <text:p><text:s/>58,49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490.31146666667" calcext:value-type="float">
            <text:p><text:s/>7,49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524974.242424242" calcext:value-type="float">
            <text:p><text:s/>524,97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92966" calcext:value-type="float">
            <text:p><text:s/>692,96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15182.4850393569" calcext:value-type="float">
            <text:p><text:s/>15,182 <text:s/></text:p>
          </table:table-cell>
          <table:table-cell table:style-name="ce51" office:value-type="float" office:value="2992.5909125" calcext:value-type="float">
            <text:p><text:s/>2,993 <text:s/></text:p>
          </table:table-cell>
          <table:table-cell table:style-name="ce51" office:value-type="float" office:value="17380.79944084" calcext:value-type="float">
            <text:p><text:s/>17,381 <text:s/></text:p>
          </table:table-cell>
          <table:table-cell table:style-name="ce51" office:value-type="float" office:value="65982.5682173998" calcext:value-type="float">
            <text:p><text:s/>65,983 <text:s/></text:p>
          </table:table-cell>
          <table:table-cell table:number-columns-repeated="2" table:style-name="ce51" office:value-type="float" office:value="58492.2567507332" calcext:value-type="float">
            <text:p><text:s/>58,492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7490.31146666667" calcext:value-type="float">
            <text:p><text:s/>7,49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1462080.13468013" calcext:value-type="float">
            <text:p><text:s/>1,462,080 <text:s/></text:p>
          </table:table-cell>
          <table:table-cell table:style-name="ce50" office:value-type="float" office:value="457715" calcext:value-type="float">
            <text:p><text:s/>457,715 <text:s/></text:p>
          </table:table-cell>
          <table:table-cell table:style-name="ce50" office:value-type="float" office:value="1523088" calcext:value-type="float">
            <text:p><text:s/>1,523,08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1462080.13468013" calcext:value-type="float">
            <text:p><text:s/>1,462,080 <text:s/></text:p>
          </table:table-cell>
          <table:table-cell table:style-name="ce51" office:value-type="float" office:value="457715" calcext:value-type="float">
            <text:p><text:s/>457,715 <text:s/></text:p>
          </table:table-cell>
          <table:table-cell table:style-name="ce51" office:value-type="float" office:value="1523088" calcext:value-type="float">
            <text:p><text:s/>1,523,088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584932.37863752" calcext:value-type="float">
            <text:p><text:s/>584,932 <text:s/></text:p>
          </table:table-cell>
          <table:table-cell table:style-name="ce50" office:value-type="float" office:value="48252" calcext:value-type="float">
            <text:p><text:s/>48,252 <text:s/></text:p>
          </table:table-cell>
          <table:table-cell table:style-name="ce50" office:value-type="float" office:value="729220.07313486" calcext:value-type="float">
            <text:p><text:s/>729,22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584932.37863752" calcext:value-type="float">
            <text:p><text:s/>584,932 <text:s/></text:p>
          </table:table-cell>
          <table:table-cell table:style-name="ce50" office:value-type="float" office:value="48252" calcext:value-type="float">
            <text:p><text:s/>48,252 <text:s/></text:p>
          </table:table-cell>
          <table:table-cell table:style-name="ce50" office:value-type="float" office:value="729220.07313486" calcext:value-type="float">
            <text:p><text:s/>729,22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905041.196929184" calcext:value-type="float">
            <text:p><text:s/>905,041 <text:s/></text:p>
          </table:table-cell>
          <table:table-cell table:style-name="ce52" office:value-type="float" office:value="1307494.4090875" calcext:value-type="float">
            <text:p><text:s/>1,307,494 <text:s/></text:p>
          </table:table-cell>
          <table:table-cell table:style-name="ce52" office:value-type="float" office:value="32437.1274243" calcext:value-type="float">
            <text:p><text:s/>32,437 <text:s/></text:p>
          </table:table-cell>
          <table:table-cell table:style-name="ce52" office:value-type="float" office:value="1872.57786214518" calcext:value-type="float">
            <text:p><text:s/>1,873 <text:s/></text:p>
          </table:table-cell>
          <table:table-cell table:number-columns-repeated="2" table:style-name="ce52" office:value-type="float" office:value="-0.0000045214855" calcext:value-type="float">
            <text:p><text:s/>-0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1872.57786666667" calcext:value-type="float">
            <text:p><text:s/>1,873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718080.927568914" calcext:value-type="float">
            <text:p><text:s/>718,081 <text:s/></text:p>
          </table:table-cell>
          <table:table-cell table:style-name="ce52" office:value-type="float" office:value="1029858.4090875" calcext:value-type="float">
            <text:p><text:s/>1,029,858 <text:s/></text:p>
          </table:table-cell>
          <table:table-cell table:style-name="ce52" office:value-type="float" office:value="32437.1274243" calcext:value-type="float">
            <text:p><text:s/>32,437 <text:s/></text:p>
          </table:table-cell>
          <table:table-cell table:style-name="ce52" office:value-type="float" office:value="1872.57786214518" calcext:value-type="float">
            <text:p><text:s/>1,873 <text:s/></text:p>
          </table:table-cell>
          <table:table-cell table:number-columns-repeated="2" table:style-name="ce52" office:value-type="float" office:value="-0.0000045214855" calcext:value-type="float">
            <text:p><text:s/>-0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1872.57786666667" calcext:value-type="float">
            <text:p><text:s/>1,87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237101.718814705" calcext:value-type="float">
            <text:p><text:s/>237,102 <text:s/></text:p>
          </table:table-cell>
          <table:table-cell table:style-name="ce50" office:value-type="float" office:value="327548.4090875" calcext:value-type="float">
            <text:p><text:s/>327,548 <text:s/></text:p>
          </table:table-cell>
          <table:table-cell table:style-name="ce50" office:value-type="float" office:value="21820.1274243" calcext:value-type="float">
            <text:p><text:s/>21,820 <text:s/></text:p>
          </table:table-cell>
          <table:table-cell table:style-name="ce50" office:value-type="float" office:value="1872.57786214518" calcext:value-type="float">
            <text:p><text:s/>1,873 <text:s/></text:p>
          </table:table-cell>
          <table:table-cell table:number-columns-repeated="2" table:style-name="ce50" office:value-type="float" office:value="-0.0000045214855" calcext:value-type="float">
            <text:p><text:s/>-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872.57786666667" calcext:value-type="float">
            <text:p><text:s/>1,87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2.02020202020202" calcext:value-type="float">
            <text:p><text:s/>2 <text:s/></text:p>
          </table:table-cell>
          <table:table-cell table:style-name="ce50" office:value-type="float" office:value="3" calcext:value-type="float">
            <text:p><text:s/>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12432.5987121212" calcext:value-type="float">
            <text:p><text:s/>12,433 <text:s/></text:p>
          </table:table-cell>
          <table:table-cell table:style-name="ce50" office:value-type="float" office:value="18462.4090875" calcext:value-type="float">
            <text:p><text:s/>18,46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539.393939393939" calcext:value-type="float">
            <text:p><text:s/>539 <text:s/></text:p>
          </table:table-cell>
          <table:table-cell table:style-name="ce50" office:value-type="float" office:value="801" calcext:value-type="float">
            <text:p><text:s/>80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34.3434343434343" calcext:value-type="float">
            <text:p><text:s/>34 <text:s/></text:p>
          </table:table-cell>
          <table:table-cell table:style-name="ce50" office:value-type="float" office:value="51" calcext:value-type="float">
            <text:p><text:s/>5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3" table:style-name="ce50" office:value-type="float" office:value="-0.0000045214855" calcext:value-type="float">
            <text:p><text:s/>-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16482.6722911364" calcext:value-type="float">
            <text:p><text:s/>16,48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757.1274243" calcext:value-type="float">
            <text:p><text:s/>21,75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16482.6722911364" calcext:value-type="float">
            <text:p><text:s/>16,48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757.1274243" calcext:value-type="float">
            <text:p><text:s/>21,75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16482.6722911364" calcext:value-type="float">
            <text:p>( 16,483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21757.1274243" calcext:value-type="float">
            <text:p>( 21,757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2606.06060606061" calcext:value-type="float">
            <text:p><text:s/>2,606 <text:s/></text:p>
          </table:table-cell>
          <table:table-cell table:style-name="ce50" office:value-type="float" office:value="3870" calcext:value-type="float">
            <text:p><text:s/>3,87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218.181818181818" calcext:value-type="float">
            <text:p><text:s/>218 <text:s/></text:p>
          </table:table-cell>
          <table:table-cell table:style-name="ce54" office:value-type="float" office:value="324" calcext:value-type="float">
            <text:p><text:s/>324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70223.569023569" calcext:value-type="float">
            <text:p><text:s/>170,224 <text:s/></text:p>
          </table:table-cell>
          <table:table-cell table:style-name="ce50" office:value-type="float" office:value="252782" calcext:value-type="float">
            <text:p><text:s/>252,78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70223.569023569" calcext:value-type="float">
            <text:p><text:s/>170,224 <text:s/></text:p>
          </table:table-cell>
          <table:table-cell table:style-name="ce50" office:value-type="float" office:value="252782" calcext:value-type="float">
            <text:p><text:s/>252,78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86752.8619528619" calcext:value-type="float">
            <text:p>( 86,753 <text:s/>)</text:p>
          </table:table-cell>
          <table:table-cell table:style-name="ce53" office:value-type="float" office:value="128828" calcext:value-type="float">
            <text:p>( 128,828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28251.8518518519" calcext:value-type="float">
            <text:p>( 28,252 <text:s/>)</text:p>
          </table:table-cell>
          <table:table-cell table:style-name="ce55" office:value-type="float" office:value="41954" calcext:value-type="float">
            <text:p>( 41,954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44.4444444444444" calcext:value-type="float">
            <text:p><text:s/>44 <text:s/></text:p>
          </table:table-cell>
          <table:table-cell table:style-name="ce50" office:value-type="float" office:value="66" calcext:value-type="float">
            <text:p><text:s/>6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44.4444444444444" calcext:value-type="float">
            <text:p><text:s/>44 <text:s/></text:p>
          </table:table-cell>
          <table:table-cell table:style-name="ce50" office:value-type="float" office:value="66" calcext:value-type="float">
            <text:p><text:s/>6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2088.88888888889" calcext:value-type="float">
            <text:p><text:s/>2,089 <text:s/></text:p>
          </table:table-cell>
          <table:table-cell table:style-name="ce50" office:value-type="float" office:value="3102" calcext:value-type="float">
            <text:p><text:s/>3,10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540.06734006734" calcext:value-type="float">
            <text:p><text:s/>540 <text:s/></text:p>
          </table:table-cell>
          <table:table-cell table:style-name="ce54" office:value-type="float" office:value="802" calcext:value-type="float">
            <text:p><text:s/>802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31809.6801346801" calcext:value-type="float">
            <text:p><text:s/>31,810 <text:s/></text:p>
          </table:table-cell>
          <table:table-cell table:style-name="ce50" office:value-type="float" office:value="47189" calcext:value-type="float">
            <text:p><text:s/>47,189 <text:s/></text:p>
          </table:table-cell>
          <table:table-cell table:style-name="ce50" office:value-type="float" office:value="43" calcext:value-type="float">
            <text:p><text:s/>4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15.1515151515152" calcext:value-type="float">
            <text:p><text:s/>1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" calcext:value-type="float">
            <text:p><text:s/>2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64.6464646464647" calcext:value-type="float">
            <text:p><text:s/>65 <text:s/></text:p>
          </table:table-cell>
          <table:table-cell table:style-name="ce50" office:value-type="float" office:value="96" calcext:value-type="float">
            <text:p><text:s/>9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72.57786666667" calcext:value-type="float">
            <text:p><text:s/>1,87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872.57786666667" calcext:value-type="float">
            <text:p><text:s/>1,87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88519.5286195286" calcext:value-type="float">
            <text:p><text:s/>88,520 <text:s/></text:p>
          </table:table-cell>
          <table:table-cell table:style-name="ce50" office:value-type="float" office:value="121898" calcext:value-type="float">
            <text:p><text:s/>121,898 <text:s/></text:p>
          </table:table-cell>
          <table:table-cell table:style-name="ce50" office:value-type="float" office:value="8492" calcext:value-type="float">
            <text:p><text:s/>8,49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76222.4747474747" calcext:value-type="float">
            <text:p><text:s/>76,222 <text:s/></text:p>
          </table:table-cell>
          <table:table-cell table:style-name="ce50" office:value-type="float" office:value="105825" calcext:value-type="float">
            <text:p><text:s/>105,825 <text:s/></text:p>
          </table:table-cell>
          <table:table-cell table:style-name="ce50" office:value-type="float" office:value="6547" calcext:value-type="float">
            <text:p><text:s/>6,54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9571.12794612795" calcext:value-type="float">
            <text:p><text:s/>9,571 <text:s/></text:p>
          </table:table-cell>
          <table:table-cell table:style-name="ce50" office:value-type="float" office:value="12214" calcext:value-type="float">
            <text:p><text:s/>12,214 <text:s/></text:p>
          </table:table-cell>
          <table:table-cell table:style-name="ce50" office:value-type="float" office:value="1777" calcext:value-type="float">
            <text:p><text:s/>1,77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2725.92592592593" calcext:value-type="float">
            <text:p><text:s/>2,726 <text:s/></text:p>
          </table:table-cell>
          <table:table-cell table:style-name="ce51" office:value-type="float" office:value="3859" calcext:value-type="float">
            <text:p><text:s/>3,859 <text:s/></text:p>
          </table:table-cell>
          <table:table-cell table:style-name="ce51" office:value-type="float" office:value="168" calcext:value-type="float">
            <text:p><text:s/>168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392459.68013468" calcext:value-type="float">
            <text:p><text:s/>392,460 <text:s/></text:p>
          </table:table-cell>
          <table:table-cell table:style-name="ce52" office:value-type="float" office:value="580412" calcext:value-type="float">
            <text:p><text:s/>580,412 <text:s/></text:p>
          </table:table-cell>
          <table:table-cell table:style-name="ce52" office:value-type="float" office:value="2125" calcext:value-type="float">
            <text:p><text:s/>2,125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186960.269360269" calcext:value-type="float">
            <text:p><text:s/>186,960 <text:s/></text:p>
          </table:table-cell>
          <table:table-cell table:style-name="ce50" office:value-type="float" office:value="277636" calcext:value-type="float">
            <text:p><text:s/>277,63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186960.269360269" calcext:value-type="float">
            <text:p><text:s/>186,960 <text:s/></text:p>
          </table:table-cell>
          <table:table-cell table:style-name="ce50" office:value-type="float" office:value="277636" calcext:value-type="float">
            <text:p><text:s/>277,63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2870401.260237" calcext:value-type="float">
            <text:p><text:s/>2,870,401 <text:s/></text:p>
          </table:table-cell>
          <table:table-cell table:style-name="ce57" office:value-type="float" office:value="31378" calcext:value-type="float">
            <text:p><text:s/>31,378 <text:s/></text:p>
          </table:table-cell>
          <table:table-cell table:style-name="ce57" office:value-type="float" office:value="2839023.260237" calcext:value-type="float">
            <text:p><text:s/>2,839,023 <text:s/></text:p>
          </table:table-cell>
          <table:table-cell table:style-name="ce57" office:value-type="float" office:value="246236.649789" calcext:value-type="float">
            <text:p><text:s/>246,237 <text:s/></text:p>
          </table:table-cell>
          <table:table-cell table:number-columns-repeated="2" table:style-name="ce57" office:value-type="float" office:value="236610.649789" calcext:value-type="float">
            <text:p><text:s/>236,611 <text:s/>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57" office:value-type="float" office:value="9626" calcext:value-type="float">
            <text:p><text:s/>9,626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2667085.6" calcext:value-type="float">
            <text:p><text:s/>2,667,086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667085.6" calcext:value-type="float">
            <text:p><text:s/>2,667,086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203315.660237" calcext:value-type="float">
            <text:p><text:s/>203,316 <text:s/></text:p>
          </table:table-cell>
          <table:table-cell table:style-name="ce57" office:value-type="float" office:value="31378" calcext:value-type="float">
            <text:p><text:s/>31,378 <text:s/></text:p>
          </table:table-cell>
          <table:table-cell table:style-name="ce57" office:value-type="float" office:value="171937.660237" calcext:value-type="float">
            <text:p><text:s/>171,938 <text:s/></text:p>
          </table:table-cell>
          <table:table-cell table:style-name="ce57" office:value-type="float" office:value="246236.649789" calcext:value-type="float">
            <text:p><text:s/>246,237 <text:s/></text:p>
          </table:table-cell>
          <table:table-cell table:number-columns-repeated="2" table:style-name="ce57" office:value-type="float" office:value="236610.649789" calcext:value-type="float">
            <text:p><text:s/>236,611 <text:s/>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57" office:value-type="float" office:value="9626" calcext:value-type="float">
            <text:p><text:s/>9,626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5：在消費端之自產天然氣即天然氣(1), 進口液化天然氣即天然氣(2)。</text:p>
          </table:table-cell>
          <table:covered-table-cell table:number-columns-repeated="11" table:style-name="ce63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Consumption data of domestic NG is the data of NG (1), that of imported LNG is the data of NG (2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5" office:value-type="string" calcext:value-type="string" table:number-columns-spanned="12" table:number-rows-spanned="1">
            <text:p>　　 6：天然氣合計(公噸)=自產天然氣(立方公尺)*8,000/9,000(熱值換算為液化天然氣當量)/1.32(換算為公噸)+液化天然氣(立方公尺)/1.32(換算為公噸)。</text:p>
          </table:table-cell>
          <table:covered-table-cell table:number-columns-repeated="11" table:style-name="ce65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Natural Gas Total(MT)=NG(10M3) *8,000/9,000( converted to the equivalent heat content of LNG ) /1.32(converted to MT)+LNG(10M3)/1.32( converted to MT 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 table:number-rows-repeated="7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5.$A$1:.$AMJ$10" table:range-usable-as="repeat-column repeat-row"/>
        </table:named-expressions>
      </table:table>
      <table:table table:name="Page6" table:style-name="ta6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7" table:number-columns-repeated="6" table:default-cell-style-name="ce16"/>
        <table:table-column table:style-name="co2" table:default-cell-style-name="ce16"/>
        <table:table-column table:style-name="co9" table:number-columns-repeated="1014" table:default-cell-style-name="ce16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原始單位）</text:p>
            </table:table-cell>
            <table:covered-table-cell table:number-columns-repeated="8" table:style-name="ce17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0年(西元1991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46" calcext:value-type="float">
              <text:p>46</text:p>
            </table:table-cell>
            <table:table-cell table:style-name="ce44" office:value-type="float" office:value="47" calcext:value-type="float">
              <text:p>47</text:p>
            </table:table-cell>
            <table:table-cell table:style-name="ce44" office:value-type="float" office:value="48" calcext:value-type="float">
              <text:p>48</text:p>
            </table:table-cell>
            <table:table-cell table:style-name="ce44" office:value-type="float" office:value="49" calcext:value-type="float">
              <text:p>49</text:p>
            </table:table-cell>
            <table:table-cell table:style-name="ce44" office:value-type="float" office:value="50" calcext:value-type="float">
              <text:p>50</text:p>
            </table:table-cell>
            <table:table-cell table:style-name="ce44" office:value-type="float" office:value="51" calcext:value-type="float">
              <text:p>51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核能</text:p>
            </table:table-cell>
            <table:table-cell table:style-name="ce45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45" office:value-type="string" calcext:value-type="string">
              <text:p>風力</text:p>
            </table:table-cell>
            <table:table-cell table:style-name="ce45" office:value-type="string" calcext:value-type="string">
              <text:p>電力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2"/>
            <table:table-cell table:style-name="ce59" table:number-columns-repeated="2"/>
            <table:table-cell table:style-name="ce45" table:number-columns-repeated="2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uclear</text:p>
            </table:table-cell>
            <table:table-cell table:style-name="ce46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46" office:value-type="string" calcext:value-type="string">
              <text:p>Wind</text:p>
            </table:table-cell>
            <table:table-cell table:style-name="ce46" office:value-type="string" calcext:value-type="string">
              <text:p>Electricity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/>
            <table:table-cell table:style-name="ce59"/>
            <table:table-cell table:style-name="ce62" table:number-columns-repeated="4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2" table:style-name="ce45" office:value-type="string" calcext:value-type="string">
              <text:p>(千度)</text:p>
            </table:table-cell>
            <table:table-cell table:number-columns-repeated="4" table:style-name="ce61" office:value-type="string" calcext:value-type="string">
              <text:p>(千度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6" table:style-name="ce47" office:value-type="string" calcext:value-type="string">
              <text:p>(MWh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6"/>
            <table:table-cell table:style-name="ce59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3853647.314" calcext:value-type="float">
            <text:p><text:s/>3,853,647 <text:s/></text:p>
          </table:table-cell>
          <table:table-cell table:style-name="ce49" office:value-type="float" office:value="1800" calcext:value-type="float">
            <text:p><text:s/>1,800 <text:s/>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3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35290082" calcext:value-type="float">
            <text:p><text:s/>35,290,08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35290082" calcext:value-type="float">
            <text:p><text:s/>35,290,082 <text:s/></text:p>
          </table:table-cell>
          <table:table-cell table:style-name="ce51" office:value-type="float" office:value="3853647.314" calcext:value-type="float">
            <text:p><text:s/>3,853,647 <text:s/></text:p>
          </table:table-cell>
          <table:table-cell table:style-name="ce51" office:value-type="float" office:value="1800" calcext:value-type="float">
            <text:p><text:s/>1,800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-249487.441051" calcext:value-type="float">
            <text:p><text:s/>-249,487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35290082" calcext:value-type="float">
            <text:p><text:s/>35,290,082 <text:s/></text:p>
          </table:table-cell>
          <table:table-cell table:style-name="ce50" office:value-type="float" office:value="5508063.314" calcext:value-type="float">
            <text:p><text:s/>5,508,063 <text:s/></text:p>
          </table:table-cell>
          <table:table-cell table:style-name="ce50" office:value-type="float" office:value="1800" calcext:value-type="float">
            <text:p><text:s/>1,80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35290082" calcext:value-type="float">
            <text:p><text:s/>35,290,082 <text:s/></text:p>
          </table:table-cell>
          <table:table-cell table:style-name="ce50" office:value-type="float" office:value="5508063.314" calcext:value-type="float">
            <text:p><text:s/>5,508,063 <text:s/></text:p>
          </table:table-cell>
          <table:table-cell table:style-name="ce50" office:value-type="float" office:value="1800" calcext:value-type="float">
            <text:p><text:s/>1,80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54416" calcext:value-type="float">
            <text:p><text:s/>1,654,41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9177527.448" calcext:value-type="float">
            <text:p><text:s/>99,177,527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54416" calcext:value-type="float">
            <text:p><text:s/>1,654,41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9177527.448" calcext:value-type="float">
            <text:p><text:s/>99,177,527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652505.633" calcext:value-type="float">
            <text:p><text:s/>8,652,506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1575.541" calcext:value-type="float">
            <text:p><text:s/>21,576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087.645" calcext:value-type="float">
            <text:p><text:s/>3,088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173.331" calcext:value-type="float">
            <text:p><text:s/>9,173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76568.794" calcext:value-type="float">
            <text:p><text:s/>2,276,569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171097.322" calcext:value-type="float">
            <text:p><text:s/>4,171,097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171003" calcext:value-type="float">
            <text:p><text:s/>2,171,003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6007388.738051" calcext:value-type="float">
            <text:p><text:s/>6,007,389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84767120.518" calcext:value-type="float">
            <text:p><text:s/>84,767,121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84767120.518" calcext:value-type="float">
            <text:p><text:s/>84,767,12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8003313.302" calcext:value-type="float">
            <text:p><text:s/>48,003,31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6328.701" calcext:value-type="float">
            <text:p><text:s/>146,32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694843.67" calcext:value-type="float">
            <text:p><text:s/>2,694,84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147197.148" calcext:value-type="float">
            <text:p><text:s/>7,147,19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60072.327" calcext:value-type="float">
            <text:p><text:s/>160,07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67991.203" calcext:value-type="float">
            <text:p><text:s/>667,99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376080.628" calcext:value-type="float">
            <text:p><text:s/>3,376,08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13249.485" calcext:value-type="float">
            <text:p><text:s/>213,24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813952.248" calcext:value-type="float">
            <text:p><text:s/>8,813,95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593367.608" calcext:value-type="float">
            <text:p><text:s/>2,593,36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290072.384" calcext:value-type="float">
            <text:p>( 1,290,072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029405.228" calcext:value-type="float">
            <text:p>( 1,029,405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273889.996" calcext:value-type="float">
            <text:p>( 273,890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142216.805" calcext:value-type="float">
            <text:p><text:s/>4,142,21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078367.835" calcext:value-type="float">
            <text:p><text:s/>2,078,368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500468.702" calcext:value-type="float">
            <text:p><text:s/>1,500,46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77538.471" calcext:value-type="float">
            <text:p><text:s/>577,538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2272413.124" calcext:value-type="float">
            <text:p><text:s/>2,272,41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838870.94" calcext:value-type="float">
            <text:p><text:s/>3,838,87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191510.374" calcext:value-type="float">
            <text:p><text:s/>2,191,51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647360.566" calcext:value-type="float">
            <text:p><text:s/>1,647,36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6" table:style-name="ce55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023898.77" calcext:value-type="float">
            <text:p><text:s/>6,023,89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789082.683" calcext:value-type="float">
            <text:p><text:s/>5,789,08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4816.087" calcext:value-type="float">
            <text:p><text:s/>234,81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99707.152" calcext:value-type="float">
            <text:p>( 99,707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839143.864" calcext:value-type="float">
            <text:p><text:s/>2,839,144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1131855.208" calcext:value-type="float">
            <text:p><text:s/>1,131,85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562889.945" calcext:value-type="float">
            <text:p><text:s/>3,562,89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47862.348" calcext:value-type="float">
            <text:p><text:s/>1,047,86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98134.717" calcext:value-type="float">
            <text:p><text:s/>898,13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04383.511" calcext:value-type="float">
            <text:p><text:s/>804,38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86138.292" calcext:value-type="float">
            <text:p><text:s/>286,138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8967.905" calcext:value-type="float">
            <text:p><text:s/>198,96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8967.905" calcext:value-type="float">
            <text:p><text:s/>198,96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759363.929" calcext:value-type="float">
            <text:p><text:s/>1,759,36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93546.755" calcext:value-type="float">
            <text:p><text:s/>293,547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465817.174" calcext:value-type="float">
            <text:p><text:s/>1,465,81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6572374.346" calcext:value-type="float">
            <text:p><text:s/>16,572,37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61975.89001619" calcext:value-type="float">
            <text:p><text:s/>1,961,97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15472.8469253" calcext:value-type="float">
            <text:p><text:s/>815,47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83242.533" calcext:value-type="float">
            <text:p><text:s/>283,24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4474.671" calcext:value-type="float">
            <text:p><text:s/>224,47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18724.111" calcext:value-type="float">
            <text:p><text:s/>518,72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42711.627949669" calcext:value-type="float">
            <text:p><text:s/>442,71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78893.805734338" calcext:value-type="float">
            <text:p><text:s/>178,89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501713.04137451" calcext:value-type="float">
            <text:p><text:s/>2,501,71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157179.585" calcext:value-type="float">
            <text:p><text:s/>2,157,180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7487986.234" calcext:value-type="float">
            <text:p><text:s/>7,487,986 <text:s/></text:p>
          </table:table-cell>
          <table:table-cell table:style-name="ce14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18233101.036" calcext:value-type="float">
            <text:p><text:s/>18,233,10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6"/>
          <table:table-cell table:style-name="ce58" table:number-columns-repeated="1015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35290082" calcext:value-type="float">
            <text:p><text:s/>35,290,082 <text:s/></text:p>
          </table:table-cell>
          <table:table-cell table:style-name="ce57" office:value-type="float" office:value="5508063.314" calcext:value-type="float">
            <text:p><text:s/>5,508,063 <text:s/></text:p>
          </table:table-cell>
          <table:table-cell table:style-name="ce57" office:value-type="float" office:value="1800" calcext:value-type="float">
            <text:p><text:s/>1,800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35290082" calcext:value-type="float">
            <text:p><text:s/>35,290,082 <text:s/></text:p>
          </table:table-cell>
          <table:table-cell table:style-name="ce57" office:value-type="float" office:value="5508063.314" calcext:value-type="float">
            <text:p><text:s/>5,508,063 <text:s/></text:p>
          </table:table-cell>
          <table:table-cell table:style-name="ce57" office:value-type="float" office:value="1800" calcext:value-type="float">
            <text:p><text:s/>1,800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63" table:number-columns-spanned="9" table:number-rows-spanned="1"/>
          <table:covered-table-cell table:number-columns-repeated="8" table:style-name="ce63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10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45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6.$A$1:.$AMJ$10" table:range-usable-as="repeat-column repeat-row"/>
        </table:named-expressions>
      </table:table>
      <table:table table:name="Page7" table:style-name="ta7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8" table:number-columns-repeated="2" table:default-cell-style-name="ce16"/>
        <table:table-column table:style-name="co19" table:default-cell-style-name="ce16"/>
        <table:table-column table:style-name="co2" table:default-cell-style-name="ce16"/>
        <table:table-column table:style-name="co20" table:default-cell-style-name="ce91"/>
        <table:table-column table:style-name="co2" table:default-cell-style-name="ce15"/>
        <table:table-column table:style-name="co21" table:default-cell-style-name="ce15"/>
        <table:table-column table:style-name="co6" table:default-cell-style-name="ce16"/>
        <table:table-column table:style-name="co2" table:default-cell-style-name="ce16"/>
        <table:table-column table:style-name="co9" table:number-columns-repeated="1012" table:default-cell-style-name="ce16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能源平衡表－OECD能源統計格式（原始單位）</text:p>
            </table:table-cell>
            <table:covered-table-cell table:number-columns-repeated="9" table:style-name="ce17"/>
            <table:table-cell table:number-columns-repeated="1014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0年(西元1991年)</text:p>
            </table:table-cell>
            <table:covered-table-cell table:number-columns-repeated="2" table:style-name="ce2"/>
            <table:table-cell table:style-name="ce43" table:number-columns-repeated="4"/>
            <table:table-cell table:style-name="ce79"/>
            <table:table-cell table:style-name="ce61"/>
            <table:table-cell table:style-name="ce97"/>
            <table:table-cell table:style-name="ce43" table:number-columns-repeated="1014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52" calcext:value-type="float">
              <text:p>52</text:p>
            </table:table-cell>
            <table:table-cell table:style-name="ce44" office:value-type="float" office:value="53" calcext:value-type="float">
              <text:p>53</text:p>
            </table:table-cell>
            <table:table-cell table:style-name="ce44" table:number-columns-repeated="2"/>
            <table:table-cell table:style-name="ce80" office:value-type="string" calcext:value-type="string" table:number-columns-spanned="3" table:number-rows-spanned="8">
              <text:p>Item</text:p>
            </table:table-cell>
            <table:covered-table-cell table:number-columns-repeated="2" table:style-name="ce92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太陽熱能</text:p>
            </table:table-cell>
            <table:table-cell table:style-name="ce45" office:value-type="string" calcext:value-type="string">
              <text:p>熱能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Solar Thermal</text:p>
            </table:table-cell>
            <table:table-cell table:style-name="ce62" office:value-type="string" calcext:value-type="string">
              <text:p>Heat</text:p>
            </table:table-cell>
            <table:table-cell table:style-name="ce62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office:value-type="string" calcext:value-type="string">
              <text:p>(公秉油當量)</text:p>
            </table:table-cell>
            <table:table-cell table:style-name="ce45" office:value-type="string" calcext:value-type="string">
              <text:p>(公噸)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MT)</text:p>
            </table:table-cell>
            <table:table-cell table:style-name="ce47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4"/>
            <table:covered-table-cell table:style-name="ce82"/>
            <table:covered-table-cell table:number-columns-repeated="2" table:style-name="ce94"/>
            <table:table-cell table:style-name="ce59" table:number-columns-repeated="1014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24881" calcext:value-type="float">
            <text:p><text:s/>24,881 <text:s/></text:p>
          </table:table-cell>
          <table:table-cell table:style-name="ce49" office:value-type="float" office:value="0" calcext:value-type="float">
            <text:p/>
          </table:table-cell>
          <table:table-cell table:style-name="ce67" table:number-columns-repeated="2"/>
          <table:table-cell table:style-name="ce83" office:value-type="float" office:value="1" calcext:value-type="float">
            <text:p>1</text:p>
          </table:table-cell>
          <table:table-cell table:style-name="ce44"/>
          <table:table-cell table:style-name="ce98" office:value-type="string" calcext:value-type="string">
            <text:p>Indigenous Production</text:p>
          </table:table-cell>
          <table:table-cell table:style-name="ce43" table:number-columns-repeated="1014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" calcext:value-type="float">
            <text:p>2</text:p>
          </table:table-cell>
          <table:table-cell table:style-name="ce47" office:value-type="string" calcext:value-type="string">
            <text:p>+</text:p>
          </table:table-cell>
          <table:table-cell table:style-name="ce99" office:value-type="string" calcext:value-type="string">
            <text:p>Impor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" calcext:value-type="float">
            <text:p>3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xpor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" calcext:value-type="float">
            <text:p>4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Marine Bunker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" calcext:value-type="float">
            <text:p>5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Civil Avia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" calcext:value-type="float">
            <text:p>6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Stock Change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24881" calcext:value-type="float">
            <text:p><text:s/>24,881 <text:s/></text:p>
          </table:table-cell>
          <table:table-cell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" calcext:value-type="float">
            <text:p>7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Primary Energy Suppl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" calcext:value-type="float">
            <text:p>8</text:p>
          </table:table-cell>
          <table:table-cell table:style-name="ce44" office:value-type="string" calcext:value-type="string">
            <text:p>-</text:p>
          </table:table-cell>
          <table:table-cell table:style-name="ce98" office:value-type="string" calcext:value-type="string">
            <text:p>Transfers(Intput)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" calcext:value-type="float">
            <text:p>9</text:p>
          </table:table-cell>
          <table:table-cell table:style-name="ce48" office:value-type="string" calcext:value-type="string">
            <text:p>-</text:p>
          </table:table-cell>
          <table:table-cell table:style-name="ce100" office:value-type="string" calcext:value-type="string">
            <text:p>Statistical Differen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0" calcext:value-type="float">
            <text:p>10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Transformation Inpu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1" calcext:value-type="float">
            <text:p>11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2" calcext:value-type="float">
            <text:p>12</text:p>
          </table:table-cell>
          <table:table-cell table:style-name="ce47"/>
          <table:table-cell table:style-name="ce99" office:value-type="string" calcext:value-type="string">
            <text:p><text:s text:c="4"/>Blast Furna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3" calcext:value-type="float">
            <text:p>13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4" calcext:value-type="float">
            <text:p>14</text:p>
          </table:table-cell>
          <table:table-cell table:style-name="ce47"/>
          <table:table-cell table:style-name="ce99" office:value-type="string" calcext:value-type="string">
            <text:p><text:s text:c="4"/>Petrochemical Industr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5" calcext:value-type="float">
            <text:p>15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6" calcext:value-type="float">
            <text:p>16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7" calcext:value-type="float">
            <text:p>17</text:p>
          </table:table-cell>
          <table:table-cell table:style-name="ce47"/>
          <table:table-cell table:style-name="ce99" office:value-type="string" calcext:value-type="string">
            <text:p><text:s text:c="4"/>Public Cogeneration Plants <text:s/>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/>
          <table:table-cell table:style-name="ce77"/>
          <table:table-cell table:style-name="ce84" office:value-type="float" office:value="18" calcext:value-type="float">
            <text:p>18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19" calcext:value-type="float">
            <text:p>19</text:p>
          </table:table-cell>
          <table:table-cell table:style-name="ce44" office:value-type="string" calcext:value-type="string">
            <text:p>+</text:p>
          </table:table-cell>
          <table:table-cell table:style-name="ce98" office:value-type="string" calcext:value-type="string">
            <text:p>Transformation Output Total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0" calcext:value-type="float">
            <text:p>20</text:p>
          </table:table-cell>
          <table:table-cell table:style-name="ce47"/>
          <table:table-cell table:style-name="ce99" office:value-type="string" calcext:value-type="string">
            <text:p>Transformation Output 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21" calcext:value-type="float">
            <text:p>21</text:p>
          </table:table-cell>
          <table:table-cell table:style-name="ce48"/>
          <table:table-cell table:style-name="ce100" office:value-type="string" calcext:value-type="string">
            <text:p>Transfers(Output)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2" calcext:value-type="float">
            <text:p>22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nergy Sector Own Use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3" calcext:value-type="float">
            <text:p>23</text:p>
          </table:table-cell>
          <table:table-cell table:style-name="ce47"/>
          <table:table-cell table:style-name="ce99" office:value-type="string" calcext:value-type="string">
            <text:p><text:s text:c="4"/>Coal Min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4" calcext:value-type="float">
            <text:p>24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5" calcext:value-type="float">
            <text:p>25</text:p>
          </table:table-cell>
          <table:table-cell table:style-name="ce47"/>
          <table:table-cell table:style-name="ce99" office:value-type="string" calcext:value-type="string">
            <text:p><text:s text:c="4"/>Blast Furnaces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6" calcext:value-type="float">
            <text:p>26</text:p>
          </table:table-cell>
          <table:table-cell table:style-name="ce47"/>
          <table:table-cell table:style-name="ce99" office:value-type="string" calcext:value-type="string">
            <text:p><text:s text:c="4"/>Oil and Gas Extrac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7" calcext:value-type="float">
            <text:p>27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8" calcext:value-type="float">
            <text:p>28</text:p>
          </table:table-cell>
          <table:table-cell table:style-name="ce47"/>
          <table:table-cell table:style-name="ce99" office:value-type="string" calcext:value-type="string">
            <text:p><text:s text:c="4"/>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9" calcext:value-type="float">
            <text:p>29</text:p>
          </table:table-cell>
          <table:table-cell table:style-name="ce47"/>
          <table:table-cell table:style-name="ce99" office:value-type="string" calcext:value-type="string">
            <text:p><text:s text:c="4"/>Electricity to Pump Up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0" calcext:value-type="float">
            <text:p>30</text:p>
          </table:table-cell>
          <table:table-cell table:style-name="ce47"/>
          <table:table-cell table:style-name="ce99" office:value-type="string" calcext:value-type="string">
            <text:p><text:s text:c="4"/>Cogeneration Plant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1" calcext:value-type="float">
            <text:p>31</text:p>
          </table:table-cell>
          <table:table-cell table:style-name="ce48"/>
          <table:table-cell table:style-name="ce100" office:value-type="string" calcext:value-type="string">
            <text:p><text:s text:c="4"/>Gas Compani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2" calcext:value-type="float">
            <text:p>32</text:p>
          </table:table-cell>
          <table:table-cell table:style-name="ce95" office:value-type="string" calcext:value-type="string">
            <text:p>-</text:p>
          </table:table-cell>
          <table:table-cell table:style-name="ce101" office:value-type="string" calcext:value-type="string">
            <text:p><text:s/>Loss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24881" calcext:value-type="float">
            <text:p><text:s/>24,881 <text:s/></text:p>
          </table:table-cell>
          <table:table-cell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3" calcext:value-type="float">
            <text:p>33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Final Consumption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24881" calcext:value-type="float">
            <text:p><text:s/>24,881 <text:s/></text:p>
          </table:table-cell>
          <table:table-cell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4" calcext:value-type="float">
            <text:p>34</text:p>
          </table:table-cell>
          <table:table-cell table:style-name="ce95"/>
          <table:table-cell table:style-name="ce101" office:value-type="string" calcext:value-type="string">
            <text:p>Energy Consump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5" calcext:value-type="float">
            <text:p>35</text:p>
          </table:table-cell>
          <table:table-cell table:style-name="ce47"/>
          <table:table-cell table:style-name="ce99" office:value-type="string" calcext:value-type="string">
            <text:p><text:s text:c="4"/>Industrial Sector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6" calcext:value-type="float">
            <text:p>36</text:p>
          </table:table-cell>
          <table:table-cell table:style-name="ce47"/>
          <table:table-cell table:style-name="ce99" office:value-type="string" calcext:value-type="string">
            <text:p><text:s text:c="8"/>Mining and Quarrying(excluding coal,oil and ga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7" calcext:value-type="float">
            <text:p>37</text:p>
          </table:table-cell>
          <table:table-cell table:style-name="ce47"/>
          <table:table-cell table:style-name="ce99" office:value-type="string" calcext:value-type="string">
            <text:p><text:s text:c="8"/>Food, Beverage and Tobacco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8" calcext:value-type="float">
            <text:p>38</text:p>
          </table:table-cell>
          <table:table-cell table:style-name="ce47"/>
          <table:table-cell table:style-name="ce99" office:value-type="string" calcext:value-type="string">
            <text:p><text:s text:c="8"/>Textile,Wearing Apparel and Accesso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9" calcext:value-type="float">
            <text:p>39</text:p>
          </table:table-cell>
          <table:table-cell table:style-name="ce47"/>
          <table:table-cell table:style-name="ce99" office:value-type="string" calcext:value-type="string">
            <text:p><text:s text:c="8"/>Leather and Fu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0" calcext:value-type="float">
            <text:p>40</text:p>
          </table:table-cell>
          <table:table-cell table:style-name="ce47"/>
          <table:table-cell table:style-name="ce99" office:value-type="string" calcext:value-type="string">
            <text:p><text:s text:c="8"/>Wood, Bamboo and Furni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1" calcext:value-type="float">
            <text:p>41</text:p>
          </table:table-cell>
          <table:table-cell table:style-name="ce47"/>
          <table:table-cell table:style-name="ce99" office:value-type="string" calcext:value-type="string">
            <text:p><text:s text:c="8"/>Pulp, Paper and Paper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2" calcext:value-type="float">
            <text:p>42</text:p>
          </table:table-cell>
          <table:table-cell table:style-name="ce47"/>
          <table:table-cell table:style-name="ce99" office:value-type="string" calcext:value-type="string">
            <text:p><text:s text:c="8"/>Print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3" calcext:value-type="float">
            <text:p>43</text:p>
          </table:table-cell>
          <table:table-cell table:style-name="ce47"/>
          <table:table-cell table:style-name="ce99" office:value-type="string" calcext:value-type="string">
            <text:p><text:s text:c="8"/>Chemical Material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4" calcext:value-type="float">
            <text:p>44</text:p>
          </table:table-cell>
          <table:table-cell table:style-name="ce47"/>
          <table:table-cell table:style-name="ce99" office:value-type="string" calcext:value-type="string">
            <text:p><text:s text:c="12"/>Basic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5" calcext:value-type="float">
            <text:p>45</text:p>
          </table:table-cell>
          <table:table-cell table:style-name="ce47"/>
          <table:table-cell table:style-name="ce99" office:value-type="string" calcext:value-type="string">
            <text:p><text:s text:c="16"/>(Basic Industrial Chemic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6" calcext:value-type="float">
            <text:p>46</text:p>
          </table:table-cell>
          <table:table-cell table:style-name="ce47"/>
          <table:table-cell table:style-name="ce99" office:value-type="string" calcext:value-type="string">
            <text:p><text:s text:c="16"/>(Petrochemical Materi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7" calcext:value-type="float">
            <text:p>47</text:p>
          </table:table-cell>
          <table:table-cell table:style-name="ce47"/>
          <table:table-cell table:style-name="ce99" office:value-type="string" calcext:value-type="string">
            <text:p><text:s text:c="16"/>(Chemical Fertilizer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8" calcext:value-type="float">
            <text:p>48</text:p>
          </table:table-cell>
          <table:table-cell table:style-name="ce47"/>
          <table:table-cell table:style-name="ce99" office:value-type="string" calcext:value-type="string">
            <text:p><text:s text:c="12"/>Artificial Fib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9" calcext:value-type="float">
            <text:p>49</text:p>
          </table:table-cell>
          <table:table-cell table:style-name="ce47"/>
          <table:table-cell table:style-name="ce99" office:value-type="string" calcext:value-type="string">
            <text:p><text:s text:c="12"/>Resin, Plastics and Rubber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0" calcext:value-type="float">
            <text:p>50</text:p>
          </table:table-cell>
          <table:table-cell table:style-name="ce96"/>
          <table:table-cell table:style-name="ce102" office:value-type="string" calcext:value-type="string">
            <text:p><text:s text:c="12"/>Other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1" calcext:value-type="float">
            <text:p>51</text:p>
          </table:table-cell>
          <table:table-cell table:style-name="ce47"/>
          <table:table-cell table:style-name="ce99" office:value-type="string" calcext:value-type="string">
            <text:p><text:s text:c="8"/>Chemical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2" calcext:value-type="float">
            <text:p>52</text:p>
          </table:table-cell>
          <table:table-cell table:style-name="ce47"/>
          <table:table-cell table:style-name="ce99" office:value-type="string" calcext:value-type="string">
            <text:p><text:s text:c="8"/>Rubber Products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3" calcext:value-type="float">
            <text:p>53</text:p>
          </table:table-cell>
          <table:table-cell table:style-name="ce96"/>
          <table:table-cell table:style-name="ce102" office:value-type="string" calcext:value-type="string">
            <text:p><text:s text:c="8"/>Plastic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4" calcext:value-type="float">
            <text:p>54</text:p>
          </table:table-cell>
          <table:table-cell table:style-name="ce47"/>
          <table:table-cell table:style-name="ce99" office:value-type="string" calcext:value-type="string">
            <text:p><text:s text:c="8"/>Non-metallic Mineral Produc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5" calcext:value-type="float">
            <text:p>55</text:p>
          </table:table-cell>
          <table:table-cell table:style-name="ce47"/>
          <table:table-cell table:style-name="ce99" office:value-type="string" calcext:value-type="string">
            <text:p><text:s text:c="12"/>Cement and Cement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6" calcext:value-type="float">
            <text:p>56</text:p>
          </table:table-cell>
          <table:table-cell table:style-name="ce47"/>
          <table:table-cell table:style-name="ce99" office:value-type="string" calcext:value-type="string">
            <text:p><text:s text:c="12"/>Oth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57" calcext:value-type="float">
            <text:p>57</text:p>
          </table:table-cell>
          <table:table-cell table:style-name="ce47"/>
          <table:table-cell table:style-name="ce99" office:value-type="string" calcext:value-type="string">
            <text:p><text:s text:c="16"/>(Pottery, China and Earthware)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2" table:style-name="ce55" office:value-type="float" office:value="0" calcext:value-type="float">
            <text:p/>
          </table:table-cell>
          <table:table-cell table:style-name="ce73"/>
          <table:table-cell table:style-name="ce72"/>
          <table:table-cell table:style-name="ce87" office:value-type="float" office:value="58" calcext:value-type="float">
            <text:p>58</text:p>
          </table:table-cell>
          <table:table-cell table:style-name="ce96"/>
          <table:table-cell table:style-name="ce102" office:value-type="string" calcext:value-type="string">
            <text:p><text:s text:c="16"/>(Glass and Glass Produc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9" calcext:value-type="float">
            <text:p>59</text:p>
          </table:table-cell>
          <table:table-cell table:style-name="ce47"/>
          <table:table-cell table:style-name="ce99" office:value-type="string" calcext:value-type="string">
            <text:p><text:s text:c="8"/>Basic Metal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0" calcext:value-type="float">
            <text:p>60</text:p>
          </table:table-cell>
          <table:table-cell table:style-name="ce47"/>
          <table:table-cell table:style-name="ce99" office:value-type="string" calcext:value-type="string">
            <text:p><text:s text:c="12"/>Iron and Steel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1" calcext:value-type="float">
            <text:p>61</text:p>
          </table:table-cell>
          <table:table-cell table:style-name="ce47"/>
          <table:table-cell table:style-name="ce99" office:value-type="string" calcext:value-type="string">
            <text:p><text:s text:c="12"/>Other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2" calcext:value-type="float">
            <text:p>62</text:p>
          </table:table-cell>
          <table:table-cell table:style-name="ce47"/>
          <table:table-cell table:style-name="ce99" office:value-type="string" calcext:value-type="string">
            <text:p><text:s text:c="16"/>(Aluminum)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3" calcext:value-type="float">
            <text:p>63</text:p>
          </table:table-cell>
          <table:table-cell table:style-name="ce47"/>
          <table:table-cell table:style-name="ce99" office:value-type="string" calcext:value-type="string">
            <text:p><text:s text:c="8"/>Fabricated Metal Products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64" calcext:value-type="float">
            <text:p>64</text:p>
          </table:table-cell>
          <table:table-cell table:style-name="ce96"/>
          <table:table-cell table:style-name="ce102" office:value-type="string" calcext:value-type="string">
            <text:p><text:s text:c="8"/>Machinery and Equipmen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5" calcext:value-type="float">
            <text:p>65</text:p>
          </table:table-cell>
          <table:table-cell table:style-name="ce47"/>
          <table:table-cell table:style-name="ce99" office:value-type="string" calcext:value-type="string">
            <text:p><text:s text:c="8"/>Electrical and Electronic Machiner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6" calcext:value-type="float">
            <text:p>66</text:p>
          </table:table-cell>
          <table:table-cell table:style-name="ce47"/>
          <table:table-cell table:style-name="ce99" office:value-type="string" calcext:value-type="string">
            <text:p><text:s text:c="8"/>(Electronic Par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7" calcext:value-type="float">
            <text:p>67</text:p>
          </table:table-cell>
          <table:table-cell table:style-name="ce47"/>
          <table:table-cell table:style-name="ce99" office:value-type="string" calcext:value-type="string">
            <text:p><text:s text:c="8"/>Transport Equip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8" calcext:value-type="float">
            <text:p>68</text:p>
          </table:table-cell>
          <table:table-cell table:style-name="ce47"/>
          <table:table-cell table:style-name="ce99" office:value-type="string" calcext:value-type="string">
            <text:p><text:s text:c="8"/>Precision Instru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9" calcext:value-type="float">
            <text:p>69</text:p>
          </table:table-cell>
          <table:table-cell table:style-name="ce47"/>
          <table:table-cell table:style-name="ce99" office:value-type="string" calcext:value-type="string">
            <text:p><text:s text:c="8"/>Miscellaneous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0" calcext:value-type="float">
            <text:p>70</text:p>
          </table:table-cell>
          <table:table-cell table:style-name="ce47"/>
          <table:table-cell table:style-name="ce99" office:value-type="string" calcext:value-type="string">
            <text:p><text:s text:c="8"/>Water Supply and Remediation Activit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1" calcext:value-type="float">
            <text:p>71</text:p>
          </table:table-cell>
          <table:table-cell table:style-name="ce47"/>
          <table:table-cell table:style-name="ce99" office:value-type="string" calcext:value-type="string">
            <text:p><text:s text:c="8"/>Construc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2" calcext:value-type="float">
            <text:p>72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73" calcext:value-type="float">
            <text:p>73</text:p>
          </table:table-cell>
          <table:table-cell table:style-name="ce44"/>
          <table:table-cell table:style-name="ce98" office:value-type="string" calcext:value-type="string">
            <text:p><text:s text:c="4"/>Transport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4" calcext:value-type="float">
            <text:p>74</text:p>
          </table:table-cell>
          <table:table-cell table:style-name="ce47"/>
          <table:table-cell table:style-name="ce99" office:value-type="string" calcext:value-type="string">
            <text:p><text:s text:c="8"/>Domestic Ai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5" calcext:value-type="float">
            <text:p>75</text:p>
          </table:table-cell>
          <table:table-cell table:style-name="ce47"/>
          <table:table-cell table:style-name="ce99" office:value-type="string" calcext:value-type="string">
            <text:p><text:s text:c="8"/>Roa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6" calcext:value-type="float">
            <text:p>76</text:p>
          </table:table-cell>
          <table:table-cell table:style-name="ce47"/>
          <table:table-cell table:style-name="ce99" office:value-type="string" calcext:value-type="string">
            <text:p><text:s text:c="8"/>R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7" calcext:value-type="float">
            <text:p>77</text:p>
          </table:table-cell>
          <table:table-cell table:style-name="ce47"/>
          <table:table-cell table:style-name="ce99" office:value-type="string" calcext:value-type="string">
            <text:p><text:s text:c="8"/>Pipeline Transport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8" calcext:value-type="float">
            <text:p>78</text:p>
          </table:table-cell>
          <table:table-cell table:style-name="ce47"/>
          <table:table-cell table:style-name="ce99" office:value-type="string" calcext:value-type="string">
            <text:p><text:s text:c="8"/>Internal Navig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9" calcext:value-type="float">
            <text:p>79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0" calcext:value-type="float">
            <text:p>80</text:p>
          </table:table-cell>
          <table:table-cell table:style-name="ce44"/>
          <table:table-cell table:style-name="ce98" office:value-type="string" calcext:value-type="string">
            <text:p><text:s text:c="4"/>Agricultur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1" calcext:value-type="float">
            <text:p>81</text:p>
          </table:table-cell>
          <table:table-cell table:style-name="ce47"/>
          <table:table-cell table:style-name="ce99" office:value-type="string" calcext:value-type="string">
            <text:p><text:s text:c="8"/>Agriculture, Animal Husbandry and Forestry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82" calcext:value-type="float">
            <text:p>82</text:p>
          </table:table-cell>
          <table:table-cell table:style-name="ce48"/>
          <table:table-cell table:style-name="ce100" office:value-type="string" calcext:value-type="string">
            <text:p><text:s text:c="8"/>Fishing and Aquacul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746.43" calcext:value-type="float">
            <text:p><text:s/>746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3" calcext:value-type="float">
            <text:p>83</text:p>
          </table:table-cell>
          <table:table-cell table:style-name="ce47"/>
          <table:table-cell table:style-name="ce99" office:value-type="string" calcext:value-type="string">
            <text:p><text:s text:c="4"/>Servic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4" calcext:value-type="float">
            <text:p>84</text:p>
          </table:table-cell>
          <table:table-cell table:style-name="ce47"/>
          <table:table-cell table:style-name="ce99" office:value-type="string" calcext:value-type="string">
            <text:p><text:s text:c="8"/>Wholesale and Ret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5" calcext:value-type="float">
            <text:p>85</text:p>
          </table:table-cell>
          <table:table-cell table:style-name="ce47"/>
          <table:table-cell table:style-name="ce99" office:value-type="string" calcext:value-type="string">
            <text:p><text:s text:c="8"/>Hotels and Restaura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6" calcext:value-type="float">
            <text:p>86</text:p>
          </table:table-cell>
          <table:table-cell table:style-name="ce47"/>
          <table:table-cell table:style-name="ce99" office:value-type="string" calcext:value-type="string">
            <text:p><text:s text:c="8"/>Transport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7" calcext:value-type="float">
            <text:p>87</text:p>
          </table:table-cell>
          <table:table-cell table:style-name="ce47"/>
          <table:table-cell table:style-name="ce99" office:value-type="string" calcext:value-type="string">
            <text:p><text:s text:c="8"/>Storage and Warehous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8" calcext:value-type="float">
            <text:p>88</text:p>
          </table:table-cell>
          <table:table-cell table:style-name="ce47"/>
          <table:table-cell table:style-name="ce99" office:value-type="string" calcext:value-type="string">
            <text:p><text:s text:c="8"/>Communica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9" calcext:value-type="float">
            <text:p>89</text:p>
          </table:table-cell>
          <table:table-cell table:style-name="ce47"/>
          <table:table-cell table:style-name="ce99" office:value-type="string" calcext:value-type="string">
            <text:p><text:s text:c="8"/>Finance, Insurance and Real Estat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0" calcext:value-type="float">
            <text:p>90</text:p>
          </table:table-cell>
          <table:table-cell table:style-name="ce47"/>
          <table:table-cell table:style-name="ce99" office:value-type="string" calcext:value-type="string">
            <text:p><text:s text:c="8"/>Business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1" calcext:value-type="float">
            <text:p>91</text:p>
          </table:table-cell>
          <table:table-cell table:style-name="ce47"/>
          <table:table-cell table:style-name="ce99" office:value-type="string" calcext:value-type="string">
            <text:p><text:s text:c="8"/>Social and Personal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746.43" calcext:value-type="float">
            <text:p><text:s/>746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2" calcext:value-type="float">
            <text:p>92</text:p>
          </table:table-cell>
          <table:table-cell table:style-name="ce47"/>
          <table:table-cell table:style-name="ce99" office:value-type="string" calcext:value-type="string">
            <text:p><text:s text:c="8"/>Public Administr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3" calcext:value-type="float">
            <text:p>93</text:p>
          </table:table-cell>
          <table:table-cell table:style-name="ce48"/>
          <table:table-cell table:style-name="ce100" office:value-type="string" calcext:value-type="string">
            <text:p><text:s text:c="8"/>Activities Not Adequately Defined </text:p>
          </table:table-cell>
          <table:table-cell table:style-name="ce14" table:number-columns-repeated="1014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24134.57" calcext:value-type="float">
            <text:p><text:s/>24,135 <text:s/></text:p>
          </table:table-cell>
          <table:table-cell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4" calcext:value-type="float">
            <text:p>94</text:p>
          </table:table-cell>
          <table:table-cell table:style-name="ce48"/>
          <table:table-cell table:style-name="ce100" office:value-type="string" calcext:value-type="string">
            <text:p><text:s text:c="4"/>Residential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95" calcext:value-type="float">
            <text:p>95</text:p>
          </table:table-cell>
          <table:table-cell table:style-name="ce44"/>
          <table:table-cell table:style-name="ce98" office:value-type="string" calcext:value-type="string">
            <text:p>Non-Energy Us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6" calcext:value-type="float">
            <text:p>96</text:p>
          </table:table-cell>
          <table:table-cell table:style-name="ce47"/>
          <table:table-cell table:style-name="ce99" office:value-type="string" calcext:value-type="string">
            <text:p><text:s text:c="4"/>in Industry/Transf./Energ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97" calcext:value-type="float">
            <text:p>97</text:p>
          </table:table-cell>
          <table:table-cell table:style-name="ce47"/>
          <table:table-cell table:style-name="ce99" office:value-type="string" calcext:value-type="string">
            <text:p><text:s text:c="8"/>(Feedstock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8" calcext:value-type="float">
            <text:p>98</text:p>
          </table:table-cell>
          <table:table-cell table:style-name="ce47"/>
          <table:table-cell table:style-name="ce99" office:value-type="string" calcext:value-type="string">
            <text:p><text:s text:c="4"/>in Transport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9" calcext:value-type="float">
            <text:p>99</text:p>
          </table:table-cell>
          <table:table-cell table:style-name="ce48"/>
          <table:table-cell table:style-name="ce100" office:value-type="string" calcext:value-type="string">
            <text:p><text:s text:c="4"/>in Other Sectors</text:p>
          </table:table-cell>
          <table:table-cell table:style-name="ce14" table:number-columns-repeated="1014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2"/>
          <table:table-cell table:style-name="ce74"/>
          <table:table-cell table:style-name="ce56" office:value-type="float" office:value="0" calcext:value-type="float">
            <text:p><text:s/></text:p>
          </table:table-cell>
          <table:table-cell table:style-name="ce88" office:value-type="float" office:value="0" calcext:value-type="float">
            <text:p><text:s/></text:p>
          </table:table-cell>
          <table:table-cell table:style-name="ce56" office:value-type="float" office:value="0" calcext:value-type="float">
            <text:p><text:s/></text:p>
          </table:table-cell>
          <table:table-cell table:style-name="ce103" office:value-type="string" calcext:value-type="string">
            <text:p>Electricity and Heat Output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1" calcext:value-type="float">
            <text:p>1</text:p>
          </table:table-cell>
          <table:table-cell table:style-name="ce47" office:value-type="string" calcext:value-type="string">
            <text:p><text:s/></text:p>
          </table:table-cell>
          <table:table-cell table:style-name="ce99" office:value-type="string" calcext:value-type="string">
            <text:p>Electricity Generated (MWh)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2" calcext:value-type="float">
            <text:p>2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3" calcext:value-type="float">
            <text:p>3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number-columns-repeated="2"/>
          <table:table-cell table:style-name="ce89" office:value-type="float" office:value="4" calcext:value-type="float">
            <text:p>4</text:p>
          </table:table-cell>
          <table:table-cell/>
          <table:table-cell table:style-name="ce99" office:value-type="string" calcext:value-type="string">
            <text:p><text:s text:c="4"/>Public Cogeneration Plants <text:s/></text:p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5" calcext:value-type="float">
            <text:p>5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6" calcext:value-type="float">
            <text:p>6</text:p>
          </table:table-cell>
          <table:table-cell table:style-name="ce47"/>
          <table:table-cell table:style-name="ce99" office:value-type="string" calcext:value-type="string">
            <text:p>Heat Generated (MT)</text:p>
          </table:table-cell>
          <table:table-cell table:style-name="ce58" table:number-columns-repeated="1014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76"/>
          <table:table-cell table:style-name="ce69"/>
          <table:table-cell table:style-name="ce85" office:value-type="float" office:value="7" calcext:value-type="float">
            <text:p>7</text:p>
          </table:table-cell>
          <table:table-cell table:style-name="ce48"/>
          <table:table-cell table:style-name="ce100" office:value-type="string" calcext:value-type="string">
            <text:p><text:s text:c="4"/>Cogeneration Plants</text:p>
          </table:table-cell>
          <table:table-cell table:style-name="ce58" table:number-columns-repeated="1014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4"/>
          <table:table-cell table:style-name="ce78"/>
          <table:table-cell table:style-name="ce14" table:number-columns-repeated="2"/>
          <table:table-cell table:style-name="ce43" table:number-columns-repeated="1015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5"/>
          <table:table-cell table:style-name="ce90"/>
          <table:table-cell table:number-columns-repeated="2"/>
          <table:table-cell table:style-name="ce15" table:number-columns-repeated="1014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7.$A$1:.$AMJ$10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49</meta:creation-date>
    <meta:initial-creator>國際合作與能源統計科</meta:initial-creator>
    <dc:description>能源平衡表OECD能源統計格式(原始單位)</dc:description>
    <meta:keyword>台灣能源平衡表</meta:keyword>
    <dc:creator>kenice</dc:creator>
    <meta:print-date>2018-05-14T02:59:08</meta:print-date>
    <dc:date>2020-03-02T03:50:07</dc:date>
    <dc:subject>能源平衡表OECD能源統計格式(原始單位)</dc:subject>
    <dc:title>能源平衡表OECD能源統計格式(原始單位)</dc:title>
    <meta:generator>LibreOffice/5.4.1.2$Windows_x86 LibreOffice_project/ea7cb86e6eeb2bf3a5af73a8f7777ac570321527</meta:generator>
    <meta:document-statistic meta:table-count="7" meta:cell-count="7766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